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line-height="150%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color="#70AD47"/>
    </style:style>
    <style:style style:name="P12" style:parent-style-name="Standard" style:family="paragraph">
      <style:text-properties fo:color="#70AD47"/>
    </style:style>
    <style:style style:name="P1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color="#70AD47"/>
    </style:style>
    <style:style style:name="P16" style:parent-style-name="Standard" style:family="paragraph">
      <style:text-properties fo:color="#70AD47"/>
    </style:style>
    <style:style style:name="P17" style:parent-style-name="Standard" style:family="paragraph">
      <style:text-properties fo:color="#70AD47"/>
    </style:style>
    <style:style style:name="T1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>
      <style:text-properties fo:color="#70AD47"/>
    </style:style>
    <style:style style:name="T2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color="#70AD47"/>
    </style:style>
    <style:style style:name="P28" style:parent-style-name="Standard" style:family="paragraph">
      <style:text-properties fo:color="#70AD47"/>
    </style:style>
    <style:style style:name="P29" style:parent-style-name="Standard" style:family="paragraph">
      <style:text-properties fo:color="#70AD47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T3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color="#70AD47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fo:color="#70AD47"/>
    </style:style>
    <style:style style:name="P48" style:parent-style-name="Standard" style:family="paragraph">
      <style:text-properties fo:color="#70AD47"/>
    </style:style>
    <style:style style:name="P49" style:parent-style-name="Standard" style:family="paragraph">
      <style:text-properties fo:color="#70AD47"/>
    </style:style>
    <style:style style:name="P50" style:parent-style-name="Standard" style:family="paragraph">
      <style:text-properties fo:color="#70AD47"/>
    </style:style>
    <style:style style:name="P51" style:parent-style-name="Standard" style:family="paragraph">
      <style:text-properties fo:color="#70AD47"/>
    </style:style>
    <style:style style:name="P5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color="#70AD47"/>
    </style:style>
    <style:style style:name="P5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color="#70AD47"/>
    </style:style>
    <style:style style:name="P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color="#70AD47"/>
    </style:style>
    <style:style style:name="P6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6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67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6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color="#70AD47"/>
    </style:style>
    <style:style style:name="P70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7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T7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7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7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83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T8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T8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8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90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2" style:parent-style-name="Standard" style:family="paragraph"/>
    <style:style style:name="P9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/>
    <style:style style:name="P97" style:parent-style-name="Standard" style:family="paragraph"/>
    <style:style style:name="P98" style:parent-style-name="Standard" style:family="paragraph"/>
    <style:style style:name="P9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1" style:parent-style-name="Standard" style:family="paragraph"/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color="#70AD47"/>
    </style:style>
    <style:style style:name="P107" style:parent-style-name="Standard" style:family="paragraph">
      <style:text-properties fo:color="#70AD47"/>
    </style:style>
    <style:style style:name="T10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10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110" style:parent-style-name="Standard" style:family="paragraph">
      <style:text-properties fo:color="#0070C0"/>
    </style:style>
    <style:style style:name="T1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118" style:parent-style-name="Standard" style:family="paragraph">
      <style:text-properties fo:color="#70AD47"/>
    </style:style>
    <style:style style:name="P11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color="#70AD47"/>
    </style:style>
    <style:style style:name="P121" style:parent-style-name="Standard" style:family="paragraph">
      <style:text-properties fo:color="#70AD47"/>
    </style:style>
    <style:style style:name="P122" style:parent-style-name="Standard" style:family="paragraph">
      <style:text-properties fo:color="#70AD47"/>
    </style:style>
    <style:style style:name="P12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fo:color="#70AD47"/>
    </style:style>
    <style:style style:name="P125" style:parent-style-name="Standard" style:family="paragraph">
      <style:text-properties fo:color="#70AD47"/>
    </style:style>
    <style:style style:name="P126" style:parent-style-name="Standard" style:family="paragraph">
      <style:text-properties fo:color="#70AD47"/>
    </style:style>
    <style:style style:name="P12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fo:color="#70AD47"/>
    </style:style>
    <style:style style:name="P129" style:parent-style-name="Standard" style:family="paragraph">
      <style:text-properties fo:color="#70AD47"/>
    </style:style>
    <style:style style:name="P130" style:parent-style-name="Standard" style:family="paragraph">
      <style:text-properties fo:color="#70AD47"/>
    </style:style>
    <style:style style:name="P131" style:parent-style-name="Standard" style:family="paragraph">
      <style:text-properties fo:color="#70AD47"/>
    </style:style>
    <style:style style:name="P1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33" style:parent-style-name="Standard" style:family="paragraph">
      <style:text-properties fo:color="#70AD47"/>
    </style:style>
    <style:style style:name="P134" style:parent-style-name="Standard" style:family="paragraph">
      <style:text-properties fo:color="#70AD47"/>
    </style:style>
    <style:style style:name="P135" style:parent-style-name="Standard" style:family="paragraph">
      <style:text-properties fo:color="#70AD47"/>
    </style:style>
    <style:style style:name="P136" style:parent-style-name="Standard" style:family="paragraph">
      <style:text-properties fo:color="#70AD47"/>
    </style:style>
    <style:style style:name="P1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38" style:parent-style-name="Standard" style:family="paragraph">
      <style:text-properties fo:color="#70AD47"/>
    </style:style>
    <style:style style:name="P139" style:parent-style-name="Standard" style:family="paragraph">
      <style:text-properties fo:color="#70AD47"/>
    </style:style>
    <style:style style:name="P140" style:parent-style-name="Standard" style:family="paragraph">
      <style:text-properties fo:color="#70AD47"/>
    </style:style>
    <style:style style:name="P14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2" style:parent-style-name="Standard" style:family="paragraph">
      <style:text-properties fo:color="#70AD47"/>
    </style:style>
    <style:style style:name="P143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144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T145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4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47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4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49" style:parent-style-name="Standard" style:family="paragraph">
      <style:text-properties fo:color="#00B050"/>
    </style:style>
    <style:style style:name="P150" style:parent-style-name="Standard" style:family="paragraph"/>
    <style:style style:name="T151" style:parent-style-name="Policepardéfaut" style:family="text">
      <style:text-properties fo:color="#00B050"/>
    </style:style>
    <style:style style:name="T152" style:parent-style-name="Lienhypertexte" style:family="text">
      <style:text-properties fo:color="#00B050" style:text-underline-type="none"/>
    </style:style>
    <style:style style:name="T153" style:parent-style-name="Policepardéfaut" style:family="text">
      <style:text-properties fo:color="#00B050"/>
    </style:style>
    <style:style style:name="P154" style:parent-style-name="Standard" style:family="paragraph"/>
    <style:style style:name="T155" style:parent-style-name="Policepardéfaut" style:family="text">
      <style:text-properties fo:color="#00B050"/>
    </style:style>
    <style:style style:name="T156" style:parent-style-name="Policepardéfaut" style:family="text">
      <style:text-properties fo:color="#00B050" style:text-position="super 66.6%"/>
    </style:style>
    <style:style style:name="T157" style:parent-style-name="Policepardéfaut" style:family="text">
      <style:text-properties fo:color="#00B050"/>
    </style:style>
    <style:style style:name="P15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59" style:parent-style-name="Standard" style:family="paragraph"/>
    <style:style style:name="T160" style:parent-style-name="Policepardéfaut" style:family="text">
      <style:text-properties fo:color="#70AD47"/>
    </style:style>
    <style:style style:name="T161" style:parent-style-name="Policepardéfaut" style:family="text">
      <style:text-properties fo:color="#70AD47" fo:language="en" fo:country="US"/>
    </style:style>
    <style:style style:name="T162" style:parent-style-name="Lienhypertexte" style:family="text">
      <style:text-properties fo:color="#70AD47" fo:language="en" fo:country="US"/>
    </style:style>
    <style:style style:name="P163" style:parent-style-name="Standard" style:family="paragraph">
      <style:text-properties fo:color="#70AD47"/>
    </style:style>
    <style:style style:name="P164" style:parent-style-name="Standard" style:family="paragraph">
      <style:text-properties fo:font-weight="bold" style:font-weight-asian="bold" style:font-weight-complex="bold" fo:color="#70AD47"/>
    </style:style>
    <style:style style:name="P16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66" style:parent-style-name="Standard" style:family="paragraph">
      <style:text-properties fo:color="#70AD47"/>
    </style:style>
    <style:style style:name="P167" style:parent-style-name="Standard" style:family="paragraph">
      <style:text-properties fo:color="#70AD47"/>
    </style:style>
    <style:style style:name="P168" style:parent-style-name="Standard" style:family="paragraph"/>
    <style:style style:name="T169" style:parent-style-name="Policepardéfaut" style:family="text">
      <style:text-properties fo:color="#70AD47"/>
    </style:style>
    <style:style style:name="T170" style:parent-style-name="Lienhypertexte" style:family="text">
      <style:text-properties fo:color="#70AD47"/>
    </style:style>
    <style:style style:name="T171" style:parent-style-name="Policepardéfaut" style:family="text">
      <style:text-properties fo:color="#70AD47"/>
    </style:style>
    <style:style style:name="P172" style:parent-style-name="Standard" style:family="paragraph">
      <style:text-properties fo:font-weight="bold" style:font-weight-asian="bold" style:font-weight-complex="bold" fo:color="#70AD47"/>
    </style:style>
    <style:style style:name="P17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fo:color="#70AD47"/>
    </style:style>
    <style:style style:name="P175" style:parent-style-name="Standard" style:family="paragraph">
      <style:text-properties fo:color="#70AD47"/>
    </style:style>
    <style:style style:name="P176" style:parent-style-name="Standard" style:family="paragraph"/>
    <style:style style:name="T177" style:parent-style-name="Policepardéfaut" style:family="text">
      <style:text-properties fo:color="#70AD47"/>
    </style:style>
    <style:style style:name="T178" style:parent-style-name="Policepardéfaut" style:family="text">
      <style:text-properties fo:color="#70AD47"/>
    </style:style>
    <style:style style:name="T179" style:parent-style-name="Lienhypertexte" style:family="text">
      <style:text-properties fo:color="#70AD47"/>
    </style:style>
    <style:style style:name="T180" style:parent-style-name="Policepardéfaut" style:family="text">
      <style:text-properties fo:color="#70AD47"/>
    </style:style>
    <style:style style:name="P18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83" style:parent-style-name="Standard" style:family="paragraph">
      <style:text-properties fo:color="#70AD47"/>
    </style:style>
    <style:style style:name="P184" style:parent-style-name="Standard" style:family="paragraph"/>
    <style:style style:name="T185" style:parent-style-name="Policepardéfaut" style:family="text">
      <style:text-properties fo:color="#70AD47"/>
    </style:style>
    <style:style style:name="T186" style:parent-style-name="Policepardéfaut" style:family="text">
      <style:text-properties fo:color="#70AD47"/>
    </style:style>
    <style:style style:name="T187" style:parent-style-name="Lienhypertexte" style:family="text">
      <style:text-properties fo:color="#70AD47"/>
    </style:style>
    <style:style style:name="T188" style:parent-style-name="Policepardéfaut" style:family="text">
      <style:text-properties fo:color="#70AD47"/>
    </style:style>
    <style:style style:name="P189" style:parent-style-name="Standard" style:family="paragraph"/>
    <style:style style:name="T190" style:parent-style-name="Policepardéfaut" style:family="text">
      <style:text-properties fo:color="#70AD47"/>
    </style:style>
    <style:style style:name="T191" style:parent-style-name="Policepardéfaut" style:family="text">
      <style:text-properties fo:color="#70AD47" style:text-position="super 66.6%"/>
    </style:style>
    <style:style style:name="T192" style:parent-style-name="Policepardéfaut" style:family="text">
      <style:text-properties fo:color="#70AD47"/>
    </style:style>
    <style:style style:name="T19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94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195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196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19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199" style:parent-style-name="Standard" style:family="paragraph">
      <style:text-properties fo:color="#70AD47"/>
    </style:style>
    <style:style style:name="T20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01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02" style:parent-style-name="Lienhypertexte" style:family="text">
      <style:text-properties fo:color="#0070C0" style:text-underline-type="single" style:text-underline-style="dotted" style:text-underline-width="auto" style:text-underline-mode="continuous"/>
    </style:style>
    <style:style style:name="T203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P20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06" style:parent-style-name="Standard" style:family="paragraph">
      <style:text-properties fo:color="#70AD47"/>
    </style:style>
    <style:style style:name="P207" style:parent-style-name="Standard" style:family="paragraph"/>
    <style:style style:name="T208" style:parent-style-name="Lienhypertexte" style:family="text">
      <style:text-properties style:use-window-font-color="true"/>
    </style:style>
    <style:style style:name="P20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21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211" style:parent-style-name="Policepardéfaut" style:family="text">
      <style:text-properties fo:color="#70AD47"/>
    </style:style>
    <style:style style:name="P212" style:parent-style-name="Standard" style:family="paragraph">
      <style:text-properties fo:color="#70AD47"/>
    </style:style>
    <style:style style:name="P213" style:parent-style-name="Standard" style:family="paragraph">
      <style:text-properties fo:color="#70AD47"/>
    </style:style>
    <style:style style:name="T21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1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21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21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218" style:parent-style-name="Standard" style:family="paragraph">
      <style:text-properties fo:color="#00B050"/>
    </style:style>
    <style:style style:name="P2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0" style:parent-style-name="Standard" style:family="paragraph">
      <style:text-properties fo:color="#00B050"/>
    </style:style>
    <style:style style:name="P221" style:parent-style-name="Standard" style:family="paragraph">
      <style:text-properties fo:color="#00B050"/>
    </style:style>
    <style:style style:name="P222" style:parent-style-name="Standard" style:family="paragraph">
      <style:text-properties fo:color="#00B050"/>
    </style:style>
    <style:style style:name="P223" style:parent-style-name="Standard" style:family="paragraph"/>
    <style:style style:name="T224" style:parent-style-name="Policepardéfaut" style:family="text">
      <style:text-properties fo:color="#00B050"/>
    </style:style>
    <style:style style:name="T225" style:parent-style-name="Lienhypertexte" style:family="text">
      <style:text-properties fo:color="#00B050"/>
    </style:style>
    <style:style style:name="T226" style:parent-style-name="Policepardéfaut" style:family="text">
      <style:text-properties fo:color="#00B050"/>
    </style:style>
    <style:style style:name="P227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228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29" style:parent-style-name="Standard" style:family="paragraph">
      <style:text-properties fo:color="#00B050"/>
    </style:style>
    <style:style style:name="P230" style:parent-style-name="Standard" style:family="paragraph">
      <style:text-properties fo:color="#00B050"/>
    </style:style>
    <style:style style:name="P231" style:parent-style-name="Standard" style:family="paragraph">
      <style:text-properties fo:color="#00B050"/>
    </style:style>
    <style:style style:name="P232" style:parent-style-name="Standard" style:family="paragraph">
      <style:text-properties fo:color="#00B050"/>
    </style:style>
    <style:style style:name="P233" style:parent-style-name="Standard" style:family="paragraph"/>
    <style:style style:name="T234" style:parent-style-name="Policepardéfaut" style:family="text">
      <style:text-properties fo:color="#00B050"/>
    </style:style>
    <style:style style:name="T235" style:parent-style-name="Lienhypertexte" style:family="text">
      <style:text-properties fo:color="#00B050"/>
    </style:style>
    <style:style style:name="T236" style:parent-style-name="Policepardéfaut" style:family="text">
      <style:text-properties fo:color="#00B050"/>
    </style:style>
    <style:style style:name="T23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38" style:parent-style-name="Policepardéfaut" style:family="text">
      <style:text-properties fo:color="#4472C4"/>
    </style:style>
    <style:style style:name="T239" style:parent-style-name="Policepardéfaut" style:family="text">
      <style:text-properties fo:color="#0070C0"/>
    </style:style>
    <style:style style:name="T240" style:parent-style-name="Policepardéfaut" style:family="text">
      <style:text-properties fo:color="#0070C0"/>
    </style:style>
    <style:style style:name="P2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43" style:parent-style-name="Standard" style:family="paragraph">
      <style:text-properties fo:color="#00B050"/>
    </style:style>
    <style:style style:name="P244" style:parent-style-name="Standard" style:family="paragraph">
      <style:text-properties fo:color="#00B050"/>
    </style:style>
    <style:style style:name="P245" style:parent-style-name="Standard" style:family="paragraph"/>
    <style:style style:name="T246" style:parent-style-name="Policepardéfaut" style:family="text">
      <style:text-properties fo:color="#00B050"/>
    </style:style>
    <style:style style:name="T247" style:parent-style-name="Lienhypertexte" style:family="text">
      <style:text-properties fo:color="#00B050"/>
    </style:style>
    <style:style style:name="T248" style:parent-style-name="Policepardéfaut" style:family="text">
      <style:text-properties fo:color="#00B050"/>
    </style:style>
    <style:style style:name="T24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250" style:parent-style-name="Policepardéfaut" style:family="text">
      <style:text-properties fo:color="#0070C0"/>
    </style:style>
    <style:style style:name="P25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52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53" style:parent-style-name="Standard" style:family="paragraph">
      <style:text-properties fo:color="#00B050"/>
    </style:style>
    <style:style style:name="P254" style:parent-style-name="Standard" style:family="paragraph">
      <style:text-properties fo:color="#00B050"/>
    </style:style>
    <style:style style:name="P255" style:parent-style-name="Standard" style:family="paragraph">
      <style:text-properties fo:color="#00B050"/>
    </style:style>
    <style:style style:name="P256" style:parent-style-name="Standard" style:family="paragraph"/>
    <style:style style:name="T257" style:parent-style-name="Policepardéfaut" style:family="text">
      <style:text-properties fo:color="#00B050"/>
    </style:style>
    <style:style style:name="T258" style:parent-style-name="Lienhypertexte" style:family="text">
      <style:text-properties fo:color="#00B050"/>
    </style:style>
    <style:style style:name="T259" style:parent-style-name="Policepardéfaut" style:family="text">
      <style:text-properties fo:color="#00B050"/>
    </style:style>
    <style:style style:name="T26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61" style:parent-style-name="Policepardéfaut" style:family="text">
      <style:text-properties fo:color="#0070C0"/>
    </style:style>
    <style:style style:name="P26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6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64" style:parent-style-name="Standard" style:family="paragraph">
      <style:text-properties fo:color="#00B050"/>
    </style:style>
    <style:style style:name="P265" style:parent-style-name="Standard" style:family="paragraph">
      <style:text-properties fo:color="#00B050"/>
    </style:style>
    <style:style style:name="P266" style:parent-style-name="Standard" style:family="paragraph"/>
    <style:style style:name="T267" style:parent-style-name="Policepardéfaut" style:family="text">
      <style:text-properties fo:color="#00B050"/>
    </style:style>
    <style:style style:name="T268" style:parent-style-name="Lienhypertexte" style:family="text">
      <style:text-properties fo:color="#00B050"/>
    </style:style>
    <style:style style:name="T269" style:parent-style-name="Policepardéfaut" style:family="text">
      <style:text-properties fo:color="#00B050"/>
    </style:style>
    <style:style style:name="T270" style:parent-style-name="Policepardéfaut" style:family="text">
      <style:text-properties fo:color="#0070C0" style:text-underline-type="single" style:text-underline-style="dotted" style:text-underline-width="auto" style:text-underline-mode="continuous"/>
    </style:style>
    <style:style style:name="T271" style:parent-style-name="Policepardéfaut" style:family="text">
      <style:text-properties fo:color="#0070C0"/>
    </style:style>
    <style:style style:name="T272" style:parent-style-name="Policepardéfaut" style:family="text">
      <style:text-properties fo:color="#0070C0"/>
    </style:style>
    <style:style style:name="P27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7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75" style:parent-style-name="Standard" style:family="paragraph"/>
    <style:style style:name="T276" style:parent-style-name="Policepardéfaut" style:family="text">
      <style:text-properties fo:color="#00B050"/>
    </style:style>
    <style:style style:name="T277" style:parent-style-name="Policepardéfaut" style:family="text">
      <style:text-properties fo:color="#00B050" style:text-position="super 66.6%"/>
    </style:style>
    <style:style style:name="T278" style:parent-style-name="Policepardéfaut" style:family="text">
      <style:text-properties fo:color="#00B050"/>
    </style:style>
    <style:style style:name="P279" style:parent-style-name="Standard" style:family="paragraph">
      <style:text-properties fo:color="#00B050"/>
    </style:style>
    <style:style style:name="P280" style:parent-style-name="Standard" style:family="paragraph"/>
    <style:style style:name="P281" style:parent-style-name="Standard" style:family="paragraph">
      <style:paragraph-properties fo:margin-left="0.5in">
        <style:tab-stops/>
      </style:paragraph-properties>
    </style:style>
    <style:style style:name="P2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83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84" style:parent-style-name="Standard" style:family="paragraph"/>
    <style:style style:name="T285" style:parent-style-name="Policepardéfaut" style:family="text">
      <style:text-properties fo:color="#00B050"/>
    </style:style>
    <style:style style:name="T286" style:parent-style-name="Policepardéfaut" style:family="text">
      <style:text-properties fo:color="#00B050"/>
    </style:style>
    <style:style style:name="T287" style:parent-style-name="Policepardéfaut" style:family="text">
      <style:text-properties fo:color="#00B050" style:text-position="super 66.6%"/>
    </style:style>
    <style:style style:name="T288" style:parent-style-name="Policepardéfaut" style:family="text">
      <style:text-properties fo:color="#00B050"/>
    </style:style>
    <style:style style:name="P289" style:parent-style-name="Standard" style:family="paragraph">
      <style:text-properties fo:color="#00B050"/>
    </style:style>
    <style:style style:name="P290" style:parent-style-name="Standard" style:family="paragraph"/>
    <style:style style:name="T291" style:parent-style-name="Policepardéfaut" style:family="text">
      <style:text-properties fo:color="#00B050"/>
    </style:style>
    <style:style style:name="T292" style:parent-style-name="Lienhypertexte" style:family="text">
      <style:text-properties fo:color="#00B050"/>
    </style:style>
    <style:style style:name="T293" style:parent-style-name="Policepardéfaut" style:family="text">
      <style:text-properties fo:color="#00B050"/>
    </style:style>
    <style:style style:name="P294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5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296" style:parent-style-name="Standard" style:family="paragraph"/>
    <style:style style:name="T297" style:parent-style-name="Policepardéfaut" style:family="text">
      <style:text-properties fo:color="#00B050"/>
    </style:style>
    <style:style style:name="T298" style:parent-style-name="Policepardéfaut" style:family="text">
      <style:text-properties fo:color="#00B050"/>
    </style:style>
    <style:style style:name="T299" style:parent-style-name="Policepardéfaut" style:family="text">
      <style:text-properties fo:color="#00B050" style:text-position="super 66.6%"/>
    </style:style>
    <style:style style:name="T300" style:parent-style-name="Policepardéfaut" style:family="text">
      <style:text-properties fo:color="#00B050"/>
    </style:style>
    <style:style style:name="P301" style:parent-style-name="Standard" style:family="paragraph">
      <style:text-properties fo:color="#00B050"/>
    </style:style>
    <style:style style:name="P302" style:parent-style-name="Standard" style:family="paragraph"/>
    <style:style style:name="T303" style:parent-style-name="Policepardéfaut" style:family="text">
      <style:text-properties fo:color="#00B050"/>
    </style:style>
    <style:style style:name="T304" style:parent-style-name="Lienhypertexte" style:family="text">
      <style:text-properties fo:color="#00B050"/>
    </style:style>
    <style:style style:name="T305" style:parent-style-name="Policepardéfaut" style:family="text">
      <style:text-properties fo:color="#00B050"/>
    </style:style>
    <style:style style:name="P306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7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08" style:parent-style-name="Standard" style:family="paragraph">
      <style:text-properties fo:color="#00B050"/>
    </style:style>
    <style:style style:name="P309" style:parent-style-name="Standard" style:family="paragraph"/>
    <style:style style:name="T310" style:parent-style-name="Policepardéfaut" style:family="text">
      <style:text-properties fo:color="#00B050"/>
    </style:style>
    <style:style style:name="T311" style:parent-style-name="Lienhypertexte" style:family="text">
      <style:text-properties fo:color="#00B050"/>
    </style:style>
    <style:style style:name="T312" style:parent-style-name="Policepardéfaut" style:family="text">
      <style:text-properties fo:color="#00B050"/>
    </style:style>
    <style:style style:name="P313" style:parent-style-name="Standard" style:family="paragraph">
      <style:paragraph-properties fo:margin-left="0.5in">
        <style:tab-stops/>
      </style:paragraph-properties>
      <style:text-properties fo:color="#00B050"/>
    </style:style>
    <style:style style:name="P3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15" style:parent-style-name="Standard" style:family="paragraph">
      <style:text-properties fo:color="#70AD47"/>
    </style:style>
    <style:style style:name="P31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17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318" style:parent-style-name="Standard" style:family="paragraph">
      <style:text-properties fo:color="#70AD47"/>
    </style:style>
    <style:style style:name="P319" style:parent-style-name="Standard" style:family="paragraph"/>
    <style:style style:name="T320" style:parent-style-name="Policepardéfaut" style:family="text">
      <style:text-properties style:text-position="super 66.6%"/>
    </style:style>
    <style:style style:name="P321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T322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323" style:parent-style-name="Policepardéfaut" style:family="text">
      <style:text-properties fo:color="#70AD47"/>
    </style:style>
    <style:style style:name="T324" style:parent-style-name="Policepardéfaut" style:family="text">
      <style:text-properties fo:color="#70AD47"/>
    </style:style>
    <style:style style:name="P32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6" style:parent-style-name="Standard" style:family="paragraph"/>
    <style:style style:name="T327" style:parent-style-name="Policepardéfaut" style:family="text">
      <style:text-properties fo:color="#00B050"/>
    </style:style>
    <style:style style:name="P32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2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0" style:parent-style-name="Standard" style:family="paragraph"/>
    <style:style style:name="T331" style:parent-style-name="Policepardéfaut" style:family="text">
      <style:text-properties style:text-position="super 66.6%"/>
    </style:style>
    <style:style style:name="P33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4" style:parent-style-name="Standard" style:family="paragraph"/>
    <style:style style:name="T335" style:parent-style-name="Policepardéfaut" style:family="text">
      <style:text-properties style:text-position="super 66.6%"/>
    </style:style>
    <style:style style:name="P33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38" style:parent-style-name="Standard" style:family="paragraph"/>
    <style:style style:name="T339" style:parent-style-name="Policepardéfaut" style:family="text">
      <style:text-properties style:text-position="super 66.6%"/>
    </style:style>
    <style:style style:name="P34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41" style:parent-style-name="Standard" style:family="paragraph">
      <style:text-properties fo:color="#00B050" style:text-underline-type="single" style:text-underline-style="solid" style:text-underline-width="auto" style:text-underline-mode="continuous"/>
    </style:style>
    <style:style style:name="P342" style:parent-style-name="Standard" style:family="paragraph"/>
    <style:style style:name="T343" style:parent-style-name="Policepardéfaut" style:family="text">
      <style:text-properties fo:color="#00B050"/>
    </style:style>
    <style:style style:name="P344" style:parent-style-name="Standard" style:family="paragraph"/>
    <style:style style:name="T345" style:parent-style-name="Policepardéfaut" style:family="text">
      <style:text-properties style:text-position="super 66.6%"/>
    </style:style>
    <style:style style:name="P346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color="#00B050" fo:font-size="16pt" style:font-size-asian="16pt" style:font-size-complex="16pt"/>
    </style:style>
    <style:style style:name="T347" style:parent-style-name="Policepardéfaut" style:family="text">
      <style:text-properties fo:color="#00B050" style:text-underline-type="single" style:text-underline-style="solid" style:text-underline-width="auto" style:text-underline-mode="continuous"/>
    </style:style>
    <style:style style:name="T348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349" style:parent-style-name="Standard" style:family="paragraph">
      <style:text-properties fo:color="#70AD47"/>
    </style:style>
    <style:style style:name="P350" style:parent-style-name="Standard" style:family="paragraph">
      <style:text-properties fo:color="#70AD47"/>
    </style:style>
    <style:style style:name="P351" style:parent-style-name="Standard" style:family="paragraph">
      <style:text-properties fo:color="#70AD47"/>
    </style:style>
    <style:style style:name="P352" style:parent-style-name="Standard" style:family="paragraph"/>
    <style:style style:name="T353" style:parent-style-name="Policepardéfaut" style:family="text">
      <style:text-properties style:text-position="super 66.6%"/>
    </style:style>
    <style:style style:name="P35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3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5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57" style:parent-style-name="Standard" style:family="paragraph"/>
    <style:style style:name="T358" style:parent-style-name="Policepardéfaut" style:family="text">
      <style:text-properties fo:color="#70AD47"/>
    </style:style>
    <style:style style:name="P359" style:parent-style-name="Standard" style:family="paragraph"/>
    <style:style style:name="T360" style:parent-style-name="Policepardéfaut" style:family="text">
      <style:text-properties fo:color="#70AD47"/>
    </style:style>
    <style:style style:name="P361" style:parent-style-name="Standard" style:family="paragraph"/>
    <style:style style:name="T362" style:parent-style-name="Policepardéfaut" style:family="text">
      <style:text-properties fo:color="#70AD47"/>
    </style:style>
    <style:style style:name="P363" style:parent-style-name="Standard" style:family="paragraph"/>
    <style:style style:name="T364" style:parent-style-name="Policepardéfaut" style:family="text">
      <style:text-properties style:text-position="super 66.6%"/>
    </style:style>
    <style:style style:name="P36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66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367" style:parent-style-name="Standard" style:family="paragraph">
      <style:text-properties fo:color="#70AD47"/>
    </style:style>
    <style:style style:name="P368" style:parent-style-name="Standard" style:family="paragraph">
      <style:text-properties fo:color="#70AD47"/>
    </style:style>
    <style:style style:name="P369" style:parent-style-name="Standard" style:family="paragraph">
      <style:text-properties fo:color="#70AD47"/>
    </style:style>
    <style:style style:name="P370" style:parent-style-name="Standard" style:family="paragraph"/>
    <style:style style:name="T371" style:parent-style-name="Policepardéfaut" style:family="text">
      <style:text-properties fo:color="#70AD47"/>
    </style:style>
    <style:style style:name="T372" style:parent-style-name="Policepardéfaut" style:family="text">
      <style:text-properties fo:color="#70AD47" style:text-position="super 66.6%"/>
    </style:style>
    <style:style style:name="T373" style:parent-style-name="Policepardéfaut" style:family="text">
      <style:text-properties fo:color="#70AD47"/>
    </style:style>
    <style:style style:name="P374" style:parent-style-name="Standard" style:family="paragraph">
      <style:text-properties fo:color="#70AD47"/>
    </style:style>
    <style:style style:name="P375" style:parent-style-name="Standard" style:family="paragraph">
      <style:text-properties fo:color="#70AD47"/>
    </style:style>
    <style:style style:name="T376" style:parent-style-name="Policepardéfaut" style:family="text">
      <style:text-properties fo:font-weight="bold" style:font-weight-asian="bold" style:font-weight-complex="bold" fo:color="#ED1C24" fo:font-size="16pt" style:font-size-asian="16pt" style:font-size-complex="16pt"/>
    </style:style>
    <style:style style:name="T377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P378" style:parent-style-name="Standard" style:family="paragraph">
      <style:text-properties fo:color="#70AD47"/>
    </style:style>
    <style:style style:name="P379" style:parent-style-name="Standard" style:family="paragraph">
      <style:text-properties fo:color="#70AD47"/>
    </style:style>
    <style:style style:name="P380" style:parent-style-name="Standard" style:family="paragraph">
      <style:text-properties fo:color="#000000"/>
    </style:style>
    <style:style style:name="P381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82" style:parent-style-name="Standard" style:family="paragraph">
      <style:text-properties fo:color="#000000"/>
    </style:style>
    <style:style style:name="P383" style:parent-style-name="Standard" style:family="paragraph">
      <style:text-properties fo:color="#000000"/>
    </style:style>
    <style:style style:name="P384" style:parent-style-name="Standard" style:family="paragraph"/>
    <style:style style:name="T385" style:parent-style-name="Policepardéfaut" style:family="text">
      <style:text-properties fo:color="#000000"/>
    </style:style>
    <style:style style:name="T386" style:parent-style-name="Policepardéfaut" style:family="text">
      <style:text-properties fo:color="#000000" style:text-position="super 66.6%"/>
    </style:style>
    <style:style style:name="T387" style:parent-style-name="Policepardéfaut" style:family="text">
      <style:text-properties fo:color="#000000"/>
    </style:style>
    <style:style style:name="T388" style:parent-style-name="Policepardéfaut" style:family="text">
      <style:text-properties fo:color="#000000" style:text-position="super 66.6%"/>
    </style:style>
    <style:style style:name="T389" style:parent-style-name="Policepardéfaut" style:family="text">
      <style:text-properties fo:color="#000000"/>
    </style:style>
    <style:style style:name="P390" style:parent-style-name="Standard" style:family="paragraph">
      <style:text-properties fo:color="#00B050"/>
    </style:style>
    <style:style style:name="T39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9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393" style:parent-style-name="Policepardéfaut" style:family="text">
      <style:text-properties fo:color="#4472C4"/>
    </style:style>
    <style:style style:name="P39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95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P396" style:parent-style-name="Standard" style:family="paragraph">
      <style:text-properties fo:color="#000000"/>
    </style:style>
    <style:style style:name="P397" style:parent-style-name="Standard" style:family="paragraph">
      <style:text-properties fo:color="#000000"/>
    </style:style>
    <style:style style:name="P398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399" style:parent-style-name="Standard" style:family="paragraph">
      <style:text-properties fo:color="#4472C4" style:text-underline-type="single" style:text-underline-style="dotted" style:text-underline-width="auto" style:text-underline-mode="continuous"/>
    </style:style>
    <style:style style:name="P40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01" style:parent-style-name="Standard" style:family="paragraph"/>
    <style:style style:name="P40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03" style:parent-style-name="Standard" style:family="paragraph">
      <style:text-properties fo:color="#70AD47"/>
    </style:style>
    <style:style style:name="P404" style:parent-style-name="Standard" style:family="paragraph">
      <style:text-properties fo:color="#70AD47"/>
    </style:style>
    <style:style style:name="P405" style:parent-style-name="Standard" style:family="paragraph">
      <style:text-properties fo:color="#70AD47"/>
    </style:style>
    <style:style style:name="P406" style:parent-style-name="Standard" style:family="paragraph">
      <style:text-properties fo:color="#70AD47"/>
    </style:style>
    <style:style style:name="P40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08" style:parent-style-name="Standard" style:family="paragraph"/>
    <style:style style:name="T409" style:parent-style-name="Policepardéfaut" style:family="text">
      <style:text-properties fo:color="#70AD47"/>
    </style:style>
    <style:style style:name="P410" style:parent-style-name="Standard" style:family="paragraph"/>
    <style:style style:name="T411" style:parent-style-name="Policepardéfaut" style:family="text">
      <style:text-properties fo:color="#70AD47"/>
    </style:style>
    <style:style style:name="P412" style:parent-style-name="Standard" style:family="paragraph">
      <style:text-properties fo:color="#00B050"/>
    </style:style>
    <style:style style:name="P413" style:parent-style-name="Standard" style:family="paragraph">
      <style:paragraph-properties fo:margin-left="0.5in">
        <style:tab-stops/>
      </style:paragraph-properties>
    </style:style>
    <style:style style:name="P414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1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16" style:parent-style-name="Standard" style:family="paragraph"/>
    <style:style style:name="T417" style:parent-style-name="Policepardéfaut" style:family="text">
      <style:text-properties fo:color="#70AD47"/>
    </style:style>
    <style:style style:name="P418" style:parent-style-name="Standard" style:family="paragraph"/>
    <style:style style:name="T419" style:parent-style-name="Policepardéfaut" style:family="text">
      <style:text-properties fo:color="#70AD47"/>
    </style:style>
    <style:style style:name="P420" style:parent-style-name="Standard" style:family="paragraph"/>
    <style:style style:name="T421" style:parent-style-name="Policepardéfaut" style:family="text">
      <style:text-properties fo:color="#70AD47"/>
    </style:style>
    <style:style style:name="P422" style:parent-style-name="Standard" style:family="paragraph">
      <style:text-properties fo:color="#00B050"/>
    </style:style>
    <style:style style:name="P423" style:parent-style-name="Standard" style:family="paragraph"/>
    <style:style style:name="T42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7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28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2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1" style:parent-style-name="Standard" style:family="paragraph"/>
    <style:style style:name="T432" style:parent-style-name="Policepardéfaut" style:family="text">
      <style:text-properties fo:color="#70AD47"/>
    </style:style>
    <style:style style:name="P433" style:parent-style-name="Standard" style:family="paragraph"/>
    <style:style style:name="T434" style:parent-style-name="Policepardéfaut" style:family="text">
      <style:text-properties fo:color="#70AD47"/>
    </style:style>
    <style:style style:name="P435" style:parent-style-name="Standard" style:family="paragraph">
      <style:text-properties fo:color="#00B050"/>
    </style:style>
    <style:style style:name="P436" style:parent-style-name="Standard" style:family="paragraph"/>
    <style:style style:name="P43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39" style:parent-style-name="Standard" style:family="paragraph"/>
    <style:style style:name="T440" style:parent-style-name="Policepardéfaut" style:family="text">
      <style:text-properties fo:color="#70AD47"/>
    </style:style>
    <style:style style:name="P441" style:parent-style-name="Standard" style:family="paragraph"/>
    <style:style style:name="T442" style:parent-style-name="Policepardéfaut" style:family="text">
      <style:text-properties fo:color="#70AD47"/>
    </style:style>
    <style:style style:name="P44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4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45" style:parent-style-name="Policepardéfaut" style:family="text">
      <style:text-properties fo:color="#4472C4"/>
    </style:style>
    <style:style style:name="T446" style:parent-style-name="Policepardéfaut" style:family="text">
      <style:text-properties fo:color="#4472C4"/>
    </style:style>
    <style:style style:name="T447" style:parent-style-name="Policepardéfaut" style:family="text">
      <style:text-properties fo:color="#4472C4"/>
    </style:style>
    <style:style style:name="P448" style:parent-style-name="Standard" style:family="paragraph">
      <style:text-properties fo:font-weight="bold" style:font-weight-asian="bold" style:font-weight-complex="bold" fo:color="#ED1C24" fo:font-size="16pt" style:font-size-asian="16pt" style:font-size-complex="16pt"/>
    </style:style>
    <style:style style:name="P449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50" style:parent-style-name="Standard" style:family="paragraph"/>
    <style:style style:name="T451" style:parent-style-name="Policepardéfaut" style:family="text">
      <style:text-properties fo:language="en" fo:country="US"/>
    </style:style>
    <style:style style:name="T452" style:parent-style-name="Lienhypertexte" style:family="text">
      <style:text-properties style:use-window-font-color="true" fo:language="en" fo:country="US"/>
    </style:style>
    <style:style style:name="T453" style:parent-style-name="Policepardéfaut" style:family="text">
      <style:text-properties fo:language="en" fo:country="US"/>
    </style:style>
    <style:style style:name="P454" style:parent-style-name="Standard" style:family="paragraph">
      <style:paragraph-properties fo:margin-left="0.5in">
        <style:tab-stops/>
      </style:paragraph-properties>
      <style:text-properties fo:font-size="10pt" style:font-size-asian="10pt" style:font-size-complex="10pt"/>
    </style:style>
    <style:style style:name="P45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56" style:parent-style-name="Standard" style:family="paragraph">
      <style:text-properties fo:color="#70AD47"/>
    </style:style>
    <style:style style:name="P457" style:parent-style-name="Standard" style:family="paragraph">
      <style:text-properties fo:color="#70AD47"/>
    </style:style>
    <style:style style:name="P458" style:parent-style-name="Standard" style:family="paragraph">
      <style:text-properties fo:color="#70AD47"/>
    </style:style>
    <style:style style:name="P45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T460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61" style:parent-style-name="Policepardéfaut" style:family="text">
      <style:text-properties fo:color="#70AD47" style:text-underline-type="single" style:text-underline-style="solid" style:text-underline-width="auto" style:text-underline-mode="continuous"/>
    </style:style>
    <style:style style:name="T462" style:parent-style-name="Policepardéfaut" style:family="text">
      <style:text-properties fo:color="#70AD47"/>
    </style:style>
    <style:style style:name="P463" style:parent-style-name="Standard" style:family="paragraph">
      <style:text-properties fo:color="#70AD47"/>
    </style:style>
    <style:style style:name="P464" style:parent-style-name="Standard" style:family="paragraph">
      <style:text-properties fo:color="#70AD47"/>
    </style:style>
    <style:style style:name="P465" style:parent-style-name="Standard" style:family="paragraph">
      <style:text-properties fo:color="#70AD47"/>
    </style:style>
    <style:style style:name="P466" style:parent-style-name="Standard" style:family="paragraph">
      <style:text-properties fo:color="#70AD47"/>
    </style:style>
    <style:style style:name="P46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68" style:parent-style-name="Standard" style:family="paragraph">
      <style:text-properties fo:color="#70AD47"/>
    </style:style>
    <style:style style:name="P469" style:parent-style-name="Standard" style:family="paragraph">
      <style:text-properties fo:color="#70AD47"/>
    </style:style>
    <style:style style:name="P470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1" style:parent-style-name="Standard" style:family="paragraph">
      <style:text-properties fo:color="#70AD47"/>
    </style:style>
    <style:style style:name="P472" style:parent-style-name="Standard" style:family="paragraph">
      <style:text-properties fo:color="#70AD47"/>
    </style:style>
    <style:style style:name="P473" style:parent-style-name="Standard" style:family="paragraph">
      <style:text-properties fo:color="#70AD47"/>
    </style:style>
    <style:style style:name="T474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75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476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77" style:parent-style-name="Standard" style:family="paragraph">
      <style:text-properties fo:color="#70AD47"/>
    </style:style>
    <style:style style:name="P47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79" style:parent-style-name="Standard" style:family="paragraph">
      <style:text-properties fo:color="#70AD47"/>
    </style:style>
    <style:style style:name="P480" style:parent-style-name="Standard" style:family="paragraph">
      <style:text-properties fo:color="#70AD47"/>
    </style:style>
    <style:style style:name="P481" style:parent-style-name="Standard" style:family="paragraph">
      <style:text-properties fo:color="#70AD47"/>
    </style:style>
    <style:style style:name="P48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3" style:parent-style-name="Standard" style:family="paragraph">
      <style:text-properties fo:color="#70AD47"/>
    </style:style>
    <style:style style:name="P484" style:parent-style-name="Standard" style:family="paragraph">
      <style:text-properties fo:color="#70AD47"/>
    </style:style>
    <style:style style:name="P48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86" style:parent-style-name="Standard" style:family="paragraph">
      <style:text-properties fo:color="#70AD47"/>
    </style:style>
    <style:style style:name="P487" style:parent-style-name="Standard" style:family="paragraph">
      <style:text-properties fo:color="#70AD47"/>
    </style:style>
    <style:style style:name="P488" style:parent-style-name="Standard" style:family="paragraph">
      <style:text-properties fo:color="#70AD47"/>
    </style:style>
    <style:style style:name="T489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490" style:parent-style-name="Standard" style:family="paragraph">
      <style:text-properties fo:color="#70AD47"/>
    </style:style>
    <style:style style:name="P49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92" style:parent-style-name="Standard" style:family="paragraph"/>
    <style:style style:name="P49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4" style:parent-style-name="Standard" style:family="paragraph">
      <style:text-properties fo:font-weight="bold" style:font-weight-asian="bold" style:font-weight-complex="bold" fo:color="#ED1C24" fo:font-size="16pt" style:font-size-asian="16pt" style:font-size-complex="16pt" fo:language="en" fo:country="US"/>
    </style:style>
    <style:style style:name="P495" style:parent-style-name="Standard" style:family="paragraph">
      <style:text-properties fo:color="#70AD47"/>
    </style:style>
    <style:style style:name="P496" style:parent-style-name="Standard" style:family="paragraph">
      <style:text-properties fo:color="#70AD47"/>
    </style:style>
    <style:style style:name="P49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499" style:parent-style-name="Standard" style:family="paragraph">
      <style:text-properties fo:color="#70AD47"/>
    </style:style>
    <style:style style:name="P500" style:parent-style-name="Standard" style:family="paragraph">
      <style:text-properties fo:color="#70AD47"/>
    </style:style>
    <style:style style:name="P501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2" style:parent-style-name="Standard" style:family="paragraph">
      <style:text-properties fo:color="#70AD47"/>
    </style:style>
    <style:style style:name="P503" style:parent-style-name="Standard" style:family="paragraph">
      <style:text-properties fo:color="#70AD47"/>
    </style:style>
    <style:style style:name="P504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05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6" style:parent-style-name="Standard" style:family="paragraph">
      <style:text-properties fo:color="#70AD47"/>
    </style:style>
    <style:style style:name="P50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8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09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0" style:parent-style-name="Standard" style:family="paragraph">
      <style:text-properties fo:color="#70AD47"/>
    </style:style>
    <style:style style:name="P511" style:parent-style-name="Standard" style:family="paragraph">
      <style:text-properties fo:color="#70AD47"/>
    </style:style>
    <style:style style:name="P512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4" style:parent-style-name="Standard" style:family="paragraph">
      <style:text-properties fo:color="#70AD47"/>
    </style:style>
    <style:style style:name="P515" style:parent-style-name="Standard" style:family="paragraph">
      <style:text-properties fo:color="#70AD47"/>
    </style:style>
    <style:style style:name="P516" style:parent-style-name="Standard" style:family="paragraph">
      <style:paragraph-properties fo:margin-left="0.5in">
        <style:tab-stops/>
      </style:paragraph-properties>
      <style:text-properties fo:color="#70AD47"/>
    </style:style>
    <style:style style:name="P517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18" style:parent-style-name="Standard" style:family="paragraph"/>
    <style:style style:name="T519" style:parent-style-name="Policepardéfaut" style:family="text">
      <style:text-properties fo:color="#70AD47"/>
    </style:style>
    <style:style style:name="T520" style:parent-style-name="Policepardéfaut" style:family="text">
      <style:text-properties fo:color="#70AD47"/>
    </style:style>
    <style:style style:name="T521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T522" style:parent-style-name="Policepardéfaut" style:family="text">
      <style:text-properties fo:color="#4472C4" style:text-underline-type="single" style:text-underline-style="dotted" style:text-underline-width="auto" style:text-underline-mode="continuous"/>
    </style:style>
    <style:style style:name="P523" style:parent-style-name="Standard" style:family="paragraph">
      <style:text-properties fo:color="#70AD47" style:text-underline-type="single" style:text-underline-style="solid" style:text-underline-width="auto" style:text-underline-mode="continuous"/>
    </style:style>
    <style:style style:name="P524" style:parent-style-name="Standard" style:family="paragraph">
      <style:text-properties fo:color="#70AD47"/>
    </style:style>
    <style:style style:name="T525" style:parent-style-name="Policepardéfaut" style:family="text">
      <style:text-properties fo:font-weight="bold" style:font-weight-asian="bold" style:font-weight-complex="bold" fo:color="#ED1C24" fo:font-size="16pt" style:font-size-asian="16pt" style:font-size-complex="16pt" fo:language="en" fo:country="US"/>
    </style:style>
  </office:automatic-styles>
  <office:body>
    <office:text text:use-soft-page-breaks="true">
      <text:p text:style-name="P1">Biblio</text:p>
      <text:p text:style-name="P2"><text:span text:style-name="T3">cours de Rabaud [l</text:span><text:a xlink:href="http://www.matthieurigaut.net/index.php?pages/2e-annee-programme-2002" office:target-frame-name="_top" xlink:show="replace"><text:span text:style-name="T4">ien</text:span></text:a><text:span text:style-name="T5">]</text:span></text:p>
      <text:p text:style-name="P6">Penser à Wikipédia !<text:s/></text:p>
      <text:p text:style-name="P7">Méca :</text:p>
      <text:p text:style-name="Standard"><text:span text:style-name="T8">Script Python :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9">]</text:span></text:p>
      <text:p text:style-name="P10">Contat entre 2 solides :</text:p>
      <text:list text:style-name="LFO1" text:continue-numbering="true">
        <text:list-item>
          <text:p text:style-name="P11">Mécanique 2, BFR</text:p>
        </text:list-item>
        <text:list-item>
          <text:p text:style-name="P12">Tout-en-un MP-MP* [ancien programme], Dunod (2004)</text:p>
        </text:list-item>
      </text:list>
      <text:p text:style-name="P13"/>
      <text:p text:style-name="P14">Gravitation :</text:p>
      <text:list text:style-name="LFO2" text:continue-numbering="true">
        <text:list-item>
          <text:p text:style-name="P15">Mécanique 1, BFR</text:p>
        </text:list-item>
        <text:list-item>
          <text:p text:style-name="P16">PCSI physique tout-en-un , de Boeck (2017)</text:p>
        </text:list-item>
        <text:list-item>
          <text:p text:style-name="P17">PCSI physique tout-en-un , Dunod</text:p>
        </text:list-item>
      </text:list>
      <text:p text:style-name="Standard"><text:span text:style-name="T18">Scripte Python : orbites de Kepler[</text:span><text:a xlink:href="https://github.com/remimetzdorff/agregation/blob/master/Python/Programmes%20Pierre/OrbitesKepler.py" office:target-frame-name="_top" xlink:show="replace"><text:span text:style-name="T19">lien</text:span></text:a><text:span text:style-name="T20">]</text:span></text:p>
      <text:p text:style-name="Standard"/>
      <text:p text:style-name="P21">Mouvement à force<text:s/>central :</text:p>
      <text:list text:style-name="LFO2" text:continue-numbering="true">
        <text:list-item>
          <text:p text:style-name="P22">PCSI physique tout-en-un , Dunod (ancien programme)</text:p>
        </text:list-item>
        <text:list-item>
          <text:p text:style-name="P23">Wikipédia</text:p>
        </text:list-item>
        <text:list-item>
          <text:p text:style-name="P24">Le supermanuel de physique<text:s/></text:p>
        </text:list-item>
        <text:list-item>
          <text:p text:style-name="P25"/>
        </text:list-item>
      </text:list>
      <text:p text:style-name="Standard"><text:span text:style-name="T26">Dynamique dans ref non galiléen:</text:span></text:p>
      <text:list text:style-name="LFO3" text:continue-numbering="true">
        <text:list-item>
          <text:p text:style-name="P27">Les preuves expérimentales des mouvements de la Terre, Jean Sivardière ,BUPn°850 (2003)</text:p>
        </text:list-item>
        <text:list-item>
          <text:p text:style-name="P28">Mécanique PCSI-MPSI, Pascal Brasselet, puf(2000).</text:p>
        </text:list-item>
        <text:list-item>
          <text:p text:style-name="P29">MP-MP* physique tout-en-un , Dunod</text:p>
        </text:list-item>
      </text:list>
      <text:p text:style-name="Standard"/>
      <text:p text:style-name="P30">Oscillateur amorties et forcé :</text:p>
      <text:list text:style-name="LFO4" text:continue-numbering="true">
        <text:list-item>
          <text:p text:style-name="P31">PCSI physique tout-en-un , de Boeck (2017)</text:p>
        </text:list-item>
        <text:list-item>
          <text:p text:style-name="P32">Mécanique 1, BFR</text:p>
        </text:list-item>
        <text:list-item>
          <text:p text:style-name="P33"><text:a xlink:href="http://bupdoc.udppc.asso.fr/consultation/selections.php" office:target-frame-name="_top" xlink:show="replace">http://bupdoc.udppc.asso.fr/consultation/selections.php</text:a></text:p>
        </text:list-item>
      </text:list>
      <text:p text:style-name="Standard"><text:span text:style-name="T34">Script Python : Oscillateur amortis [</text:span><text:a xlink:href="https://github.com/remimetzdorff/agregation/blob/master/Python/Programmes%20Pierre/OscillateurAmorti.py" office:target-frame-name="_top" xlink:show="replace"><text:span text:style-name="T35">lien</text:span></text:a><text:span text:style-name="T36">] et portrait de phase [</text:span><text:a xlink:href="https://github.com/remimetzdorff/agregation/blob/master/Python/Programmes%20Pierre/PortraitdePhase.py" office:target-frame-name="_top" xlink:show="replace"><text:span text:style-name="Lienhypertexte">lien</text:span></text:a><text:span text:style-name="T37">]</text:span></text:p>
      <text:p text:style-name="P38"/>
      <text:p text:style-name="P39">Mvt particule chargée champ EM :</text:p>
      <text:list text:style-name="LFO5" text:continue-numbering="true">
        <text:list-item>
          <text:p text:style-name="P40">PCSI physique tout-en-un , Dunod</text:p>
        </text:list-item>
        <text:list-item>
          <text:p text:style-name="P41">PCSI physique tout-en-un , de Boeck (2017)</text:p>
        </text:list-item>
      </text:list>
      <text:p text:style-name="P42"/>
      <text:p text:style-name="P43">Relativité :</text:p>
      <text:list text:style-name="LFO6" text:continue-numbering="true">
        <text:list-item>
          <text:p text:style-name="P44">Mécanique 1, BFR</text:p>
        </text:list-item>
      </text:list>
      <text:p text:style-name="P45"/>
      <text:p text:style-name="Standard"><text:span text:style-name="T46">Mécanique du solide et moment cinétique</text:span><text:span text:style-name="T47">:<text:s/></text:span></text:p>
      <text:list text:style-name="LFO7" text:continue-numbering="true">
        <text:list-item>
          <text:p text:style-name="P48">PCSI<text:s/>physique tout-en-un , Dunod</text:p>
        </text:list-item>
        <text:list-item>
          <text:p text:style-name="P49">PCSI physique tout-en-un , de Boeck (2017)</text:p>
        </text:list-item>
        <text:list-item>
          <text:p text:style-name="P50">Mécanique, Perez <text:s/>(gyroscope)<text:s/></text:p>
        </text:list-item>
      </text:list>
      <text:p text:style-name="P51"/>
      <text:p text:style-name="P52">Precession du micro au macro :<text:s/></text:p>
      <text:p text:style-name="P53"/>
      <text:p text:style-name="P54">Méca flu :</text:p>
      <text:p text:style-name="P55">Bilan macroscopique :</text:p>
      <text:list text:style-name="LFO8" text:continue-numbering="true">
        <text:list-item>
          <text:p text:style-name="P56">Tout en un physique PC-PC*, Dunod<text:s/></text:p>
        </text:list-item>
      </text:list>
      <text:p text:style-name="P57">Phénomènes interfaciaux :</text:p>
      <text:soft-page-break/>
      <text:list text:style-name="LFO8" text:continue-numbering="true">
        <text:list-item>
          <text:p text:style-name="P58">Thermodynamique, Diu</text:p>
        </text:list-item>
      </text:list>
      <text:p text:style-name="P59"/>
      <text:p text:style-name="P60">Ecoulement visqueux :<text:s/></text:p>
      <text:list text:style-name="LFO8" text:continue-numbering="true">
        <text:list-item>
          <text:p text:style-name="P61">Tout en un physique PC-PC*, Dunod<text:s/></text:p>
        </text:list-item>
        <text:list-item>
          <text:p text:style-name="P62"/>
        </text:list-item>
      </text:list>
      <text:p text:style-name="Standard"><text:span text:style-name="T63">Script python : Ecoulement Couette<text:s/></text:span><text:a xlink:href="https://github.com/remimetzdorff/agregation/blob/master/Python/Programmes%20Pierre/EcoulementCouette.py" office:target-frame-name="_top" xlink:show="replace"><text:span text:style-name="Lienhypertexte">[lien]</text:span></text:a><text:span text:style-name="T64"><text:s/>et Poiseuille<text:s/></text:span><text:span text:style-name="T65">[</text:span><text:a xlink:href="https://github.com/remimetzdorff/agregation/blob/master/Python/Programmes%20Pierre/Poiseuille.py" office:target-frame-name="_top" xlink:show="replace"><text:span text:style-name="Lienhypertexte">lien</text:span></text:a><text:span text:style-name="T66">]</text:span></text:p>
      <text:p text:style-name="P67"/>
      <text:p text:style-name="P68">Ecoulement parfait :<text:s/></text:p>
      <text:list text:style-name="LFO8" text:continue-numbering="true">
        <text:list-item>
          <text:p text:style-name="P69">Tout en un physique PC-PC*, Dunod<text:s/></text:p>
        </text:list-item>
      </text:list>
      <text:p text:style-name="Standard"/>
      <text:p text:style-name="P70">Électricité/Moteur :</text:p>
      <text:p text:style-name="Standard"><text:span text:style-name="T71">Électrocinétique ARQS / circuit linéaire 1 ordre / Oscill</text:span><text:span text:style-name="T72">ateur amortis et forcé (RLC et <text:s/>régime sinusoïdal forcé) :</text:span></text:p>
      <text:list text:style-name="LFO9" text:continue-numbering="true">
        <text:list-item>
          <text:p text:style-name="P73">Cours de Jérémy Neveu (Millmann Hors programme)</text:p>
        </text:list-item>
        <text:list-item>
          <text:p text:style-name="P74">Electronique-electrocinétique 1ere année MPSI-PCSI-PTSI, Hprépa</text:p>
        </text:list-item>
        <text:list-item>
          <text:p text:style-name="P75">PCSI physique tout-en-un , de Boeck (2017) (analogie méca elec)</text:p>
        </text:list-item>
        <text:list-item>
          <text:p text:style-name="P76">PCSI physique tout-en-un , Dunod</text:p>
        </text:list-item>
      </text:list>
      <text:p text:style-name="Standard"><text:span text:style-name="T77">Script python : Réponse RLC série à échelon de tension [</text:span><text:a xlink:href="https://github.com/remimetzdorff/agregation/blob/master/Python/Programmes%20Pierre/RLC_serie_declin.py" office:target-frame-name="_top" xlink:show="replace"><text:span text:style-name="T78">lien</text:span></text:a><text:span text:style-name="T79">]</text:span></text:p>
      <text:p text:style-name="Standard"><text:span text:style-name="T80">Script Python : oscillation forcé RLC <text:s/>série [</text:span><text:a xlink:href="https://github.com/remimetzdorff/agregation/blob/master/Python/Programmes%20Pierre/RLC_serie_force.py" office:target-frame-name="_top" xlink:show="replace"><text:span text:style-name="T81">lien</text:span></text:a><text:span text:style-name="T82">]</text:span></text:p>
      <text:p text:style-name="P83"/>
      <text:p text:style-name="Standard"><text:span text:style-name="T84">Filtrage (PCSI)</text:span>:</text:p>
      <text:list text:style-name="LFO10" text:continue-numbering="true">
        <text:list-item>
          <text:p text:style-name="P85">Cours de Jérémy Neveu</text:p>
        </text:list-item>
        <text:list-item>
          <text:p text:style-name="P86">PCSI physique tout-en-un , de Boeck (2017)</text:p>
        </text:list-item>
        <text:list-item>
          <text:p text:style-name="P87">PCSI physique tout-en-un , Dunod</text:p>
        </text:list-item>
      </text:list>
      <text:p text:style-name="Standard"><text:span text:style-name="T88">Script python :<text:s/></text:span><text:span text:style-name="T89">Echantillonnage Filtrage [</text:span><text:a xlink:href="https://github.com/remimetzdorff/agregation/blob/master/Python/Programmes%20Pierre/EchantillonnageFiltrage.py" office:target-frame-name="_top" xlink:show="replace"><text:span text:style-name="T90">lien]</text:span></text:a></text:p>
      <text:p text:style-name="Standard"/>
      <text:p text:style-name="P91">AO et filtre avec AO :</text:p>
      <text:list text:style-name="LFO11" text:continue-numbering="true">
        <text:list-item>
          <text:p text:style-name="P92">Electronique-electrocinétique 1ere année MPSI-PCSI-PTSI, Hprépa</text:p>
        </text:list-item>
      </text:list>
      <text:p text:style-name="P93"/>
      <text:p text:style-name="Standard"><text:span text:style-name="T94">Rétroactio</text:span><text:span text:style-name="T95">n et oscillation </text:span>:</text:p>
      <text:list text:style-name="LFO12" text:continue-numbering="true">
        <text:list-item>
          <text:p text:style-name="P96">BFR EM 3</text:p>
        </text:list-item>
        <text:list-item>
          <text:p text:style-name="P97">Dunot PSI/PSI*</text:p>
        </text:list-item>
        <text:list-item>
          <text:p text:style-name="P98">cours de Jérémy Neveu (Pas les transformées de Laplace ! )</text:p>
        </text:list-item>
      </text:list>
      <text:p text:style-name="P99"/>
      <text:p text:style-name="P100">Conversion puissance electro-méca:</text:p>
      <text:list text:style-name="LFO13" text:continue-numbering="true">
        <text:list-item>
          <text:p text:style-name="P101">Dunot PSI/PSI*</text:p>
        </text:list-item>
        <text:list-item>
          <text:p text:style-name="P102">cours de Jérémy Neveu</text:p>
        </text:list-item>
        <text:list-item>
          <text:p text:style-name="P103">H-prépa electronique 2 PSI-PSI*</text:p>
        </text:list-item>
      </text:list>
      <text:p text:style-name="P104"/>
      <text:p text:style-name="P105">Électronique numérique :</text:p>
      <text:list text:style-name="LFO14" text:continue-numbering="true">
        <text:list-item>
          <text:p text:style-name="P106">Tout-en-un Physique MP-MP*, Dunod<text:s/></text:p>
        </text:list-item>
        <text:list-item>
          <text:p text:style-name="P107">cours d’elec de Jérémy Neveu</text:p>
        </text:list-item>
      </text:list>
      <text:p text:style-name="Standard"><text:span text:style-name="T108">Script python : Echantillonnage Filtrage [</text:span><text:a xlink:href="https://github.com/remimetzdorff/agregation/blob/master/Python/Programmes%20Pierre/EchantillonnageFiltrage.py" office:target-frame-name="_top" xlink:show="replace"><text:span text:style-name="T109">lien]</text:span></text:a></text:p>
      <text:p text:style-name="P110"/>
      <text:p text:style-name="Standard"><text:span text:style-name="T111">H prépa Electronique 2 PSI-PSI*</text:span> :Conversition electromg statique (Transformateur), Ferromg, Conversion puissance electro-méca, machine synchrone et asynchrone, conversion electronique statique</text:p>
      <text:p text:style-name="Standard"/>
      <text:p text:style-name="Standard"><text:span text:style-name="T112">Transformateur </text:span>:<text:s/></text:p>
      <text:list text:style-name="LFO15" text:continue-numbering="true">
        <text:list-item>
          <text:p text:style-name="P113">BFR 3 p103 et 4<text:s/></text:p>
        </text:list-item>
        <text:list-item>
          <text:p text:style-name="P114">PSI/PSI* <text:s/>physique tout-en-un , Dunod</text:p>
        </text:list-item>
        <text:list-item>
          <text:p text:style-name="P115">H prépa<text:s/>Electronique 2 PSI-PSI* </text:p>
        </text:list-item>
      </text:list>
      <text:p text:style-name="P116"/>
      <text:p text:style-name="P117">EM :</text:p>
      <text:p text:style-name="P118">Electromagnétisme, Pérez<text:s/></text:p>
      <text:p text:style-name="P119">Electrostatique, magnétostatique :</text:p>
      <text:list text:style-name="LFO14" text:continue-numbering="true">
        <text:list-item>
          <text:p text:style-name="P120">Electromagnétisme 1, 3, BFR</text:p>
        </text:list-item>
        <text:list-item>
          <text:p text:style-name="P121">Cours de Puzo</text:p>
        </text:list-item>
        <text:list-item>
          <text:p text:style-name="P122">Tout-en-un physique MP-MP*, Dunot</text:p>
        </text:list-item>
      </text:list>
      <text:p text:style-name="P123">Milieu conducteur et electrocinétique :</text:p>
      <text:list text:style-name="LFO16" text:continue-numbering="true">
        <text:list-item>
          <text:p text:style-name="P124">Electromagnétisme 2, 3, <text:s/>BFR</text:p>
        </text:list-item>
        <text:list-item>
          <text:p text:style-name="P125">Cours de Puzo</text:p>
        </text:list-item>
        <text:list-item>
          <text:p text:style-name="P126">Tout-en-un physique MP-MP*, Dunot</text:p>
        </text:list-item>
      </text:list>
      <text:p text:style-name="P127"><text:s/>Induction :</text:p>
      <text:list text:style-name="LFO17" text:continue-numbering="true">
        <text:list-item>
          <text:p text:style-name="P128">Electromagnétisme, Pérez<text:s/></text:p>
        </text:list-item>
      </text:list>
      <text:list text:style-name="LFO18" text:continue-numbering="true">
        <text:list-item>
          <text:p text:style-name="P129">Electromagnétisme 2, 3, <text:s/>BFR</text:p>
        </text:list-item>
        <text:list-item>
          <text:p text:style-name="P130">Cours Moteur Jérémy Neveu</text:p>
        </text:list-item>
        <text:list-item>
          <text:p text:style-name="P131">Bernard SALAMITO e Tal. Physique tout-en-un PCSI. Dunod (2013)</text:p>
        </text:list-item>
      </text:list>
      <text:p text:style-name="P132">Rayonnement dipolaire :</text:p>
      <text:list text:style-name="LFO19" text:continue-numbering="true">
        <text:list-item>
          <text:p text:style-name="P133">Electromagnétisme 3, BFR</text:p>
        </text:list-item>
        <text:list-item>
          <text:p text:style-name="P134">Cours de Puzo</text:p>
        </text:list-item>
        <text:list-item>
          <text:p text:style-name="P135">Tout-en-un physique MP-MP*, Dunot (2004)</text:p>
        </text:list-item>
        <text:list-item>
          <text:p text:style-name="P136"><text:s/>Stéphane OLIVIER, Hubert GIÉ et Jean-Pierre SARMANT. Physique Spé: PC*-PC. Cours et exercices d’application. Tec&amp;Doc, (2000)</text:p>
        </text:list-item>
      </text:list>
      <text:p text:style-name="P137">Milieux diélectrique et magnétique :</text:p>
      <text:list text:style-name="LFO20" text:continue-numbering="true">
        <text:list-item>
          <text:p text:style-name="P138">Electromagnétisme 4, BFR</text:p>
        </text:list-item>
        <text:list-item>
          <text:p text:style-name="P139">Cours de Puzo</text:p>
        </text:list-item>
        <text:list-item>
          <text:p text:style-name="P140">Marie-Noëlle SANZ et al. Physique tout-en-un PC-PSI. Dunod (2004)</text:p>
        </text:list-item>
      </text:list>
      <text:p text:style-name="P141">ARQS et relat :</text:p>
      <text:list text:style-name="LFO20" text:continue-numbering="true">
        <text:list-item>
          <text:p text:style-name="P142">Cours d’électricité de Jérémy Neveu</text:p>
        </text:list-item>
      </text:list>
      <text:p text:style-name="P143"/>
      <text:p text:style-name="P144">Onde :</text:p>
      <text:p text:style-name="Standard"><text:span text:style-name="T145">Script python : propagation du son : [</text:span><text:a xlink:href="https://github.com/remimetzdorff/agregation/blob/master/Python/Programmes%20Pierre/PropagationSon.py" office:target-frame-name="_top" xlink:show="replace"><text:span text:style-name="T146">lien</text:span></text:a><text:span text:style-name="T147">]</text:span></text:p>
      <text:p text:style-name="P148">Ondes progressives et stationnaire :<text:s/></text:p>
      <text:list text:style-name="LFO38" text:continue-numbering="true">
        <text:list-item>
          <text:p text:style-name="P149">Stéphane OLIVIER, Hubert GIÉ et Jean-Pierre SARMANT. Physique Spé:PC*,PC. Cours et exercices d’application. Tec &amp; Doc, 2000</text:p>
        </text:list-item>
        <text:list-item>
          <text:p text:style-name="P150"><text:span text:style-name="T151">Propagation des ondes, Étienne Thibierge <text:s/></text:span><text:a xlink:href="http://www.etienne-thibierge.fr/agreg/ondes_poly_2015.pdf" office:target-frame-name="_top" xlink:show="replace"><text:span text:style-name="T152">http://www.etienne-thibierge.fr/agreg/ondes_poly_2015.pdf</text:span></text:a><text:span text:style-name="T153"><text:s/></text:span></text:p>
        </text:list-item>
        <text:list-item>
          <text:p text:style-name="P154"><text:span text:style-name="T155">Jean-Marie BRÉBEC et al. Ondes 2</text:span><text:span text:style-name="T156">ème</text:span><text:span text:style-name="T157"><text:s/>année. Hachette, 2004</text:span></text:p>
        </text:list-item>
      </text:list>
      <text:p text:style-name="P158">Ondes acoustiques dans les fluides :<text:s/></text:p>
      <text:list text:style-name="LFO21" text:continue-numbering="true">
        <text:list-item>
          <text:p text:style-name="P159"><text:span text:style-name="T160">Marc RABAUD. Notes de cours sur les fluides.<text:s/></text:span><text:span text:style-name="T161">2018. URL :<text:s/></text:span><text:a xlink:href="http://www.fast.u-psud.fr/~rabaud/NotesCours_Agreg.pdf" office:target-frame-name="_top" xlink:show="replace"><text:span text:style-name="T162">http://www.fast.u-psud.fr/~rabaud/NotesCours_Agreg.pdf</text:span></text:a></text:p>
        </text:list-item>
        <text:list-item>
          <text:p text:style-name="P163">Physique tout en un PC-PC*, Dunod<text:s/></text:p>
        </text:list-item>
      </text:list>
      <text:p text:style-name="P164"/>
      <text:p text:style-name="P165">Propagation libre d’un signal :<text:s/></text:p>
      <text:list text:style-name="LFO21" text:continue-numbering="true">
        <text:list-item>
          <text:p text:style-name="P166">Physique tout-en-un PCSI, Dunod</text:p>
        </text:list-item>
        <text:list-item>
          <text:p text:style-name="P167">Physique tout-en-un PCSI, de Boeck (2017)</text:p>
        </text:list-item>
        <text:list-item>
          <text:p text:style-name="P168"><text:span text:style-name="T169">Propagation des ondes, Étienne Thibierge <text:s/></text:span><text:a xlink:href="http://www.etienne-thibierge.fr/agreg/ondes_poly_2015.pdf" office:target-frame-name="_top" xlink:show="replace"><text:span text:style-name="T170">http://www.etienne-thibierge.fr/agreg/ondes_poly_2015.pdf</text:span></text:a><text:span text:style-name="T171"><text:s/></text:span></text:p>
        </text:list-item>
      </text:list>
      <text:p text:style-name="P172"/>
      <text:p text:style-name="P173">Superposition de deux signaux sinusoïdaux :<text:s/></text:p>
      <text:list text:style-name="LFO21" text:continue-numbering="true">
        <text:list-item>
          <text:p text:style-name="P174">Physique tout-en-un PCSI, Dunod</text:p>
        </text:list-item>
        <text:list-item>
          <text:p text:style-name="P175">Physique tout-en-un PCSI, de Boeck (2017)</text:p>
        </text:list-item>
        <text:list-item>
          <text:p text:style-name="P176"><text:span text:style-name="T177">Propagation des on</text:span><text:span text:style-name="T178">des, Étienne Thibierge <text:s text:c="2"/></text:span><text:a xlink:href="http://www.etienne-thibierge.fr/agreg/ondes_poly_2015.pdf" office:target-frame-name="_top" xlink:show="replace"><text:span text:style-name="T179">http://www.etienne-thibierge.fr/agreg/ondes_poly_2015.pdf</text:span></text:a><text:span text:style-name="T180"><text:s/></text:span></text:p>
        </text:list-item>
      </text:list>
      <text:p text:style-name="P181"/>
      <text:p text:style-name="P182">Dispersion et absorption :<text:s/></text:p>
      <text:list text:style-name="LFO22" text:continue-numbering="true">
        <text:list-item>
          <text:p text:style-name="P183">Physique tout en un PC-PC*, Dunod<text:s/></text:p>
        </text:list-item>
        <text:list-item>
          <text:p text:style-name="P184"><text:span text:style-name="T185">Propagation des ondes ,Étienne Th</text:span><text:span text:style-name="T186">ibierge <text:s/></text:span><text:a xlink:href="http://www.etienne-thibierge.fr/agreg/ondes_poly_2015.pdf" office:target-frame-name="_top" xlink:show="replace"><text:span text:style-name="T187">http://www.etienne-thibierge.fr/agreg/ondes_poly_2015.pdf</text:span></text:a><text:span text:style-name="T188"><text:s/></text:span></text:p>
        </text:list-item>
        <text:list-item>
          <text:p text:style-name="P189"><text:span text:style-name="T190">Onde 2</text:span><text:span text:style-name="T191">e</text:span><text:span text:style-name="T192"><text:s/>année MP-MP* - PC-PC* - PSI-PSI* - PT-PT*, H-Prépa (édition bleue).</text:span></text:p>
        </text:list-item>
      </text:list>
      <text:p text:style-name="Standard"><text:span text:style-name="T193">Script Python :<text:s/></text:span><text:span text:style-name="T194">propagation avec dispersion [</text:span><text:a xlink:href="https://github.com/remimetzdorff/agregation/blob/master/Python/Programmes%20Pierre/PropagationAvecDispersion.py" office:target-frame-name="_top" xlink:show="replace"><text:span text:style-name="T195">lien</text:span></text:a><text:span text:style-name="T196">]</text:span></text:p>
      <text:p text:style-name="P197"/>
      <text:p text:style-name="P198">Interface entre deux milieux :<text:s/></text:p>
      <text:list text:style-name="LFO22" text:continue-numbering="true">
        <text:list-item>
          <text:p text:style-name="P199">Physique tout en un PC-PC*, Dunod<text:s/></text:p>
        </text:list-item>
      </text:list>
      <text:p text:style-name="Standard"><text:span text:style-name="T200">Script python : effet d’un</text:span><text:span text:style-name="T201">e barrière sur la prop d’une onde [</text:span><text:a xlink:href="https://github.com/remimetzdorff/agregation/blob/master/Python/Programmes%20Pierre/PropagationOnde.py" office:target-frame-name="_top" xlink:show="replace"><text:span text:style-name="T202">lien</text:span></text:a><text:span text:style-name="T203">]</text:span></text:p>
      <text:p text:style-name="P204"/>
      <text:p text:style-name="P205">Onde guidée :<text:s/></text:p>
      <text:list text:style-name="LFO22" text:continue-numbering="true">
        <text:list-item>
          <text:p text:style-name="P206">Physique tout en un MP-MP*, Dunod ( 2004) [ancien programme]</text:p>
        </text:list-item>
        <text:list-item>
          <text:p text:style-name="P207">Propagation des ondes ,Étienne Thibierge <text:s text:c="2"/><text:a xlink:href="http://www.etienne-thibierge.fr/agreg/ondes_poly_2015.pdf" office:target-frame-name="_top" xlink:show="replace"><text:span text:style-name="T208">http://www.etienne-thibierge.fr/agreg/ondes_poly_2015.pdf</text:span></text:a><text:s/></text:p>
        </text:list-item>
      </text:list>
      <text:p text:style-name="P209"/>
      <text:p text:style-name="Standard"><text:span text:style-name="T210">Signaux périodique et filtrage (MP)</text:span><text:span text:style-name="T211"> :<text:s/></text:span></text:p>
      <text:list text:style-name="LFO22" text:continue-numbering="true">
        <text:list-item>
          <text:p text:style-name="P212"><text:s/>Physique tout en un MP-MP*, Dunod<text:s/></text:p>
        </text:list-item>
        <text:list-item>
          <text:p text:style-name="P213">Cours d’elect de Jérémy Neveu<text:s/></text:p>
        </text:list-item>
      </text:list>
      <text:p text:style-name="Standard"><text:span text:style-name="T214">Script python : Echantillonnage Filtrage [</text:span><text:a xlink:href="https://github.com/remimetzdorff/agregation/blob/master/Python/Programmes%20Pierre/EchantillonnageFiltrage.py" office:target-frame-name="_top" xlink:show="replace"><text:span text:style-name="T215">lien]</text:span></text:a></text:p>
      <text:p text:style-name="P216"/>
      <text:p text:style-name="P217">Quantique :</text:p>
      <text:list text:style-name="LFO23" text:continue-numbering="true">
        <text:list-item>
          <text:p text:style-name="P218">badevan</text:p>
        </text:list-item>
      </text:list>
      <text:p text:style-name="P219">Equation de Schödinger :<text:s/></text:p>
      <text:list text:style-name="LFO23" text:continue-numbering="true">
        <text:list-item>
          <text:p text:style-name="P220">Mécanique quantique, cours et exercices, Christophe Texier, Dunod</text:p>
        </text:list-item>
        <text:list-item>
          <text:p text:style-name="P221">Physique tout en un PC-PC*, Dunod</text:p>
        </text:list-item>
        <text:list-item>
          <text:p text:style-name="P222">Mécanique quantique Tome 1 nouvelle édition, Cohen-Tannoufji, Diu,Laloë</text:p>
        </text:list-item>
        <text:list-item>
          <text:p text:style-name="P223"><text:span text:style-name="T224">Cours MQ Jean Hare [</text:span><text:a xlink:href="http://ressources.agreg.phys.ens.fr/static/Cours-TD/Hare/Cours2018.pdf" office:target-frame-name="_top" xlink:show="replace"><text:span text:style-name="T225">lien</text:span></text:a><text:span text:style-name="T226">]</text:span></text:p>
        </text:list-item>
      </text:list>
      <text:p text:style-name="P227"/>
      <text:p text:style-name="P228">Aspect corpusculaire du rayonnement, Photon :<text:s/></text:p>
      <text:list text:style-name="LFO23" text:continue-numbering="true">
        <text:list-item>
          <text:p text:style-name="P229">Mécanique quantique, cours et exercices, Christophe Texier, Dunod</text:p>
        </text:list-item>
        <text:list-item>
          <text:p text:style-name="P230">Physique tout en un PC-PC*, Dunod</text:p>
        </text:list-item>
        <text:list-item>
          <text:p text:style-name="P231">Mécanique quantique 1. Fondement et application. Claude Aslangul</text:p>
        </text:list-item>
        <text:list-item>
          <text:p text:style-name="P232">Mécanique quantique Tome 1 nouvelle édition, Cohen-Tannoufji, Diu,Laloë</text:p>
        </text:list-item>
        <text:list-item>
          <text:p text:style-name="P233"><text:span text:style-name="T234">Cours MQ Jean Hare [</text:span><text:a xlink:href="http://ressources.agreg.phys.ens.fr/static/Cours-TD/Hare/Cours2018.pdf" office:target-frame-name="_top" xlink:show="replace"><text:span text:style-name="T235">lien</text:span></text:a><text:span text:style-name="T236">]</text:span></text:p>
        </text:list-item>
      </text:list>
      <text:p text:style-name="Standard"><text:span text:style-name="T237">Vidéo :<text:s/></text:span><text:span text:style-name="T238">Interférence par photon unique</text:span><text:span text:style-name="T239"> [</text:span><text:a xlink:href="http://ressources.agreg.phys.ens.fr/static/Videos/Roch/Interferences_1photon_Roch.mp4" office:target-frame-name="_top" xlink:show="replace"><text:span text:style-name="Lienhypertexte">lien</text:span></text:a><text:span text:style-name="T240">]</text:span></text:p>
      <text:p text:style-name="P241"/>
      <text:p text:style-name="P242">Aspect ondulatoire de la matière, Notion de fonction d’onde :<text:s/></text:p>
      <text:list text:style-name="LFO23" text:continue-numbering="true">
        <text:list-item>
          <text:p text:style-name="P243">Physique tout en un PC-PC*, Dunod</text:p>
        </text:list-item>
        <text:list-item>
          <text:p text:style-name="P244">Mécanique quantique Tome 1 nouvelle édition, Cohen-Tannoufji, Diu,Laloë</text:p>
        </text:list-item>
        <text:list-item>
          <text:p text:style-name="P245"><text:span text:style-name="T246">Cours MQ Jean Hare [</text:span><text:a xlink:href="http://ressources.agreg.phys.ens.fr/static/Cours-TD/Hare/Cours2018.pdf" office:target-frame-name="_top" xlink:show="replace"><text:span text:style-name="T247">lien</text:span></text:a><text:span text:style-name="T248">]</text:span></text:p>
        </text:list-item>
      </text:list>
      <text:p text:style-name="Standard"><text:span text:style-name="T249">Vidéo</text:span> <text:span text:style-name="T250">: Interférences d'atomes de Ne<text:s/></text:span>[<text:a xlink:href="http://ressources.agreg.phys.ens.fr/static/Videos/Shimuzu/atomes%20neon_shimuzu_test512_95.wmv" office:target-frame-name="_top" xlink:show="replace"><text:span text:style-name="Lienhypertexte">lien</text:span></text:a>]</text:p>
      <text:p text:style-name="P251"/>
      <text:p text:style-name="P252">Confinement d’une particule et quantification de l’énergie :<text:s/></text:p>
      <text:list text:style-name="LFO23" text:continue-numbering="true">
        <text:list-item>
          <text:p text:style-name="P253">Mécanique quantique, cours<text:s/>et exercices, Christophe Texier, Dunod</text:p>
        </text:list-item>
        <text:list-item>
          <text:p text:style-name="P254">Physique tout en un PC-PC*, Dunod</text:p>
        </text:list-item>
        <text:list-item>
          <text:p text:style-name="P255">Mécanique quantique Tome 1 nouvelle édition, Cohen-Tannoufji, Diu,Laloë</text:p>
        </text:list-item>
        <text:list-item>
          <text:p text:style-name="P256"><text:span text:style-name="T257">Cours MQ Jean Hare [</text:span><text:a xlink:href="http://ressources.agreg.phys.ens.fr/static/Cours-TD/Hare/Cours2018.pdf" office:target-frame-name="_top" xlink:show="replace"><text:span text:style-name="T258">lien</text:span></text:a><text:span text:style-name="T259">]</text:span></text:p>
        </text:list-item>
      </text:list>
      <text:p text:style-name="Standard"><text:span text:style-name="T260">Scripte Python : Puits quantique</text:span><text:span text:style-name="T261"> </text:span><text:s/>[<text:a xlink:href="https://github.com/remimetzdorff/agregation/blob/master/Python/Programmes%20Pierre/PuitsQuantique.py" office:target-frame-name="_top" xlink:show="replace"><text:span text:style-name="Lienhypertexte">lien</text:span></text:a>]</text:p>
      <text:p text:style-name="P262"/>
      <text:p text:style-name="P263">Effet tunnel :<text:s/></text:p>
      <text:list text:style-name="LFO23" text:continue-numbering="true">
        <text:list-item>
          <text:p text:style-name="P264">Mécanique quantique, cours et exercices, Christophe Texier, Dunod</text:p>
        </text:list-item>
        <text:list-item>
          <text:p text:style-name="P265">Physique tout en un PC-PC*, Dunod</text:p>
        </text:list-item>
        <text:list-item>
          <text:p text:style-name="P266"><text:span text:style-name="T267">Cours MQ Jean Hare [</text:span><text:a xlink:href="http://ressources.agreg.phys.ens.fr/static/Cours-TD/Hare/Cours2018.pdf" office:target-frame-name="_top" xlink:show="replace"><text:span text:style-name="T268">lien</text:span></text:a><text:span text:style-name="T269">]</text:span></text:p>
        </text:list-item>
      </text:list>
      <text:p text:style-name="Standard"><text:span text:style-name="T270">Scripte Python</text:span><text:span text:style-name="T271"> : effet tunnel [</text:span><text:a xlink:href="https://github.com/remimetzdorff/agregation/blob/master/Python/Programmes%20Pierre/EffetTunnel.py" office:target-frame-name="_top" xlink:show="replace"><text:span text:style-name="Lienhypertexte">lien</text:span></text:a><text:span text:style-name="T272">]</text:span></text:p>
      <text:p text:style-name="P273"/>
      <text:p text:style-name="P274">Oscillateur Harmonique :<text:s/></text:p>
      <text:list text:style-name="LFO24" text:continue-numbering="true">
        <text:list-item>
          <text:p text:style-name="P275"><text:span text:style-name="T276">Mécanique quantique, Atome et noyaux, Jean Hladik, Michel Chrysos, Pierre-Emmanuel Hladik, Lorenzo Ugo Ancarani, Dunod (3</text:span><text:span text:style-name="T277">ème</text:span><text:span text:style-name="T278"><text:s/>édition)</text:span></text:p>
        </text:list-item>
        <text:list-item>
          <text:p text:style-name="P279">Mécanique quantique Tome 1 nouvelle édition, Cohen-Tannoufji, Diu,Laloë</text:p>
        </text:list-item>
        <text:list-item>
          <text:p text:style-name="P280">Cours MQ Jean Hare [<text:a xlink:href="http://ressources.agreg.phys.ens.fr/static/Cours-TD/Hare/Cours2018.pdf" office:target-frame-name="_top" xlink:show="replace"><text:span text:style-name="Lienhypertexte">lien</text:span></text:a>]</text:p>
        </text:list-item>
      </text:list>
      <text:p text:style-name="P281"/>
      <text:p text:style-name="P282"/>
      <text:p text:style-name="P283">Atome d’hydrogène :<text:s/></text:p>
      <text:list text:style-name="LFO24" text:continue-numbering="true">
        <text:list-item>
          <text:p text:style-name="P284"><text:span text:style-name="T285">Mécanique quantique, Atome et noyaux, Jean Hladik, Michel Chrysos, Pierre-Emmanuel Hladik, Lorenzo Ugo<text:s/></text:span><text:span text:style-name="T286">Ancarani, Dunod (3</text:span><text:span text:style-name="T287">ème</text:span><text:span text:style-name="T288"><text:s/>édition)</text:span></text:p>
        </text:list-item>
        <text:list-item>
          <text:p text:style-name="P289">Mécanique quantique Tome 1 nouvelle édition, Cohen-Tannoufji, Diu,Laloë</text:p>
        </text:list-item>
        <text:list-item>
          <text:p text:style-name="P290"><text:span text:style-name="T291">Cours MQ Jean Hare [</text:span><text:a xlink:href="http://ressources.agreg.phys.ens.fr/static/Cours-TD/Hare/Cours2018.pdf" office:target-frame-name="_top" xlink:show="replace"><text:span text:style-name="T292">lien</text:span></text:a><text:span text:style-name="T293">]</text:span></text:p>
        </text:list-item>
      </text:list>
      <text:p text:style-name="P294"/>
      <text:p text:style-name="P295">Spin :<text:s/></text:p>
      <text:list text:style-name="LFO24" text:continue-numbering="true">
        <text:list-item>
          <text:p text:style-name="P296"><text:span text:style-name="T297">Mécanique quantique,<text:s/></text:span><text:span text:style-name="T298">Atome et noyaux, Jean Hladik, Michel Chrysos, Pierre-Emmanuel Hladik, Lorenzo Ugo Ancarani, Dunod (3</text:span><text:span text:style-name="T299">ème</text:span><text:span text:style-name="T300"><text:s/>édition)</text:span></text:p>
        </text:list-item>
        <text:list-item>
          <text:p text:style-name="P301">Mécanique quantique Tome 1 nouvelle édition, Cohen-Tannoufji, Diu,Laloë</text:p>
        </text:list-item>
        <text:list-item>
          <text:p text:style-name="P302"><text:span text:style-name="T303">Cours MQ Jean Hare [</text:span><text:a xlink:href="http://ressources.agreg.phys.ens.fr/static/Cours-TD/Hare/Cours2018.pdf" office:target-frame-name="_top" xlink:show="replace"><text:span text:style-name="T304">lien</text:span></text:a><text:span text:style-name="T305">]</text:span></text:p>
        </text:list-item>
      </text:list>
      <text:p text:style-name="P306"/>
      <text:p text:style-name="P307">Evolution temporelle d’un système quantique à 2 niveaux : <text:s text:c="2"/></text:p>
      <text:list text:style-name="LFO23" text:continue-numbering="true">
        <text:list-item>
          <text:p text:style-name="P308">Mécanique quantique Tome 1 nouvelle édition, Cohen-Tannoufji, Diu,Laloë</text:p>
        </text:list-item>
        <text:list-item>
          <text:p text:style-name="P309"><text:span text:style-name="T310">Cours MQ Jean Hare [</text:span><text:a xlink:href="http://ressources.agreg.phys.ens.fr/static/Cours-TD/Hare/Cours2018.pdf" office:target-frame-name="_top" xlink:show="replace"><text:span text:style-name="T311">lien</text:span></text:a><text:span text:style-name="T312">]</text:span></text:p>
        </text:list-item>
      </text:list>
      <text:p text:style-name="P313"/>
      <text:p text:style-name="P314">Statistique quantique :<text:s/></text:p>
      <text:list text:style-name="LFO8" text:continue-numbering="true">
        <text:list-item>
          <text:p text:style-name="P315">Physique statistique , Texier<text:s/></text:p>
        </text:list-item>
      </text:list>
      <text:p text:style-name="P316"/>
      <text:p text:style-name="P317">Physique du solide :</text:p>
      <text:list text:style-name="LFO25" text:continue-numbering="true">
        <text:list-item>
          <text:p text:style-name="P318">Aschroft et Mermin, physique des solides, EDP Siences, 2002</text:p>
        </text:list-item>
        <text:list-item>
          <text:p text:style-name="P319">Kittel , Physique de l’état solide, 7<text:span text:style-name="T320">ème</text:span><text:s/>édition , Dunod</text:p>
        </text:list-item>
      </text:list>
      <text:p text:style-name="P321"/>
      <text:p text:style-name="Standard"><text:span text:style-name="T322">Gaz d’électron libres<text:s/></text:span><text:span text:style-name="T323">(n</text:span><text:span text:style-name="T324">v d’energie, densité d’état, population stat, capacité th) :<text:s/></text:span></text:p>
      <text:p text:style-name="P325">Dynamiqe des electron : phénomène de transport) :<text:s/></text:p>
      <text:list text:style-name="LFO8" text:continue-numbering="true">
        <text:list-item>
          <text:p text:style-name="P326"><text:span text:style-name="T327">Physique stat, Texier</text:span></text:p>
        </text:list-item>
      </text:list>
      <text:p text:style-name="P328"/>
      <text:p text:style-name="P329">Solide cristallins : Structures et diffraction :<text:s/></text:p>
      <text:list text:style-name="LFO25" text:continue-numbering="true">
        <text:list-item>
          <text:p text:style-name="P330">Kittel , Physique de l’état solide, 7<text:span text:style-name="T331">ème</text:span><text:s/>édition , Dunod</text:p>
        </text:list-item>
      </text:list>
      <text:p text:style-name="P332"/>
      <text:p text:style-name="P333">Structure elec des solides, bands d’energie<text:s/></text:p>
      <text:list text:style-name="LFO25" text:continue-numbering="true">
        <text:list-item>
          <text:p text:style-name="P334">Kittel , Physique de l’état solide, 7<text:span text:style-name="T335">ème</text:span><text:s/>édition , Dunod</text:p>
        </text:list-item>
      </text:list>
      <text:p text:style-name="P336"/>
      <text:p text:style-name="P337">Semi conducteur :<text:s/></text:p>
      <text:list text:style-name="LFO25" text:continue-numbering="true">
        <text:list-item>
          <text:p text:style-name="P338">Kittel , Physique de l’état solide, 7<text:span text:style-name="T339">ème</text:span><text:s/>édition , Dunod</text:p>
        </text:list-item>
      </text:list>
      <text:p text:style-name="P340"/>
      <text:p text:style-name="P341">Phonon<text:s/></text:p>
      <text:list text:style-name="LFO25" text:continue-numbering="true">
        <text:list-item>
          <text:p text:style-name="P342"><text:span text:style-name="T343">Physique stat, Texier</text:span></text:p>
        </text:list-item>
        <text:list-item>
          <text:p text:style-name="P344">Kittel , Physique de l’état solide, 7<text:span text:style-name="T345">ème</text:span><text:s/>édition , Dunod</text:p>
        </text:list-item>
      </text:list>
      <text:p text:style-name="P346"/>
      <text:p text:style-name="Standard"><text:span text:style-name="T347">Mécanisme de conduction électrique dans les<text:s/></text:span><text:span text:style-name="T348">solides :<text:s/></text:span></text:p>
      <text:list text:style-name="LFO25" text:continue-numbering="true">
        <text:list-item>
          <text:p text:style-name="P349">Cours Moteur et transformateur de <text:s/>Jérémy Neveu</text:p>
        </text:list-item>
        <text:list-item>
          <text:p text:style-name="P350">Diu, physique statistique</text:p>
        </text:list-item>
        <text:list-item>
          <text:p text:style-name="P351">Aschroft et Mermin, physique des solides, EDP Siences, 2002</text:p>
        </text:list-item>
        <text:list-item>
          <text:p text:style-name="P352">Kittel , Physique de l’état solide, 7<text:span text:style-name="T353">ème</text:span><text:s/>édition , Dunod</text:p>
        </text:list-item>
      </text:list>
      <text:p text:style-name="P354"/>
      <text:p text:style-name="P355"/>
      <text:p text:style-name="P356">Capacité thermiques : description, interprétations microscopique :</text:p>
      <text:list text:style-name="LFO26" text:continue-numbering="true">
        <text:list-item>
          <text:p text:style-name="P357"><text:span text:style-name="T358">BFR, Thermodynamique, Dunod</text:span></text:p>
        </text:list-item>
        <text:list-item>
          <text:p text:style-name="P359"><text:span text:style-name="T360">Diu , Thermodynamique</text:span></text:p>
        </text:list-item>
        <text:list-item>
          <text:p text:style-name="P361"><text:span text:style-name="T362">Diu Physique statistique</text:span></text:p>
        </text:list-item>
        <text:list-item>
          <text:p text:style-name="P363">Kittel , Physique de l’état solide, 7<text:span text:style-name="T364">ème</text:span><text:s/>édition , Dunod</text:p>
        </text:list-item>
      </text:list>
      <text:p text:style-name="P365"/>
      <text:p text:style-name="P366">Milieu ferromg/para, approx du champ moyen:</text:p>
      <text:list text:style-name="LFO25" text:continue-numbering="true">
        <text:list-item>
          <text:p text:style-name="P367">Physique tout en un PSI/PSI* [ancien programme], Dunod</text:p>
        </text:list-item>
        <text:list-item>
          <text:p text:style-name="P368">BFR, Electromagnétisme 4, Dunod</text:p>
        </text:list-item>
        <text:list-item>
          <text:p text:style-name="P369">Physique statistique, Diu</text:p>
        </text:list-item>
        <text:list-item>
          <text:p text:style-name="P370"><text:span text:style-name="T371">Kittel , Physique de l’état solide, 7</text:span><text:span text:style-name="T372">ème</text:span><text:span text:style-name="T373"><text:s/>édition , Dunod</text:span></text:p>
        </text:list-item>
        <text:list-item>
          <text:p text:style-name="P374">Cours d’électronique, Jérémy Neveu<text:s/></text:p>
        </text:list-item>
      </text:list>
      <text:p text:style-name="P375"/>
      <text:p text:style-name="Standard"><text:span text:style-name="T376">Optique et laser :</text:span></text:p>
      <text:p text:style-name="Standard"><text:span text:style-name="T377">Laser :</text:span></text:p>
      <text:list text:style-name="LFO22" text:continue-numbering="true">
        <text:list-item>
          <text:p text:style-name="P378">Physique tout en un PC-PC*, Dunod<text:s/></text:p>
        </text:list-item>
        <text:list-item>
          <text:p text:style-name="P379">Sur le Drive Oraux LP Laser</text:p>
        </text:list-item>
      </text:list>
      <text:p text:style-name="P380"/>
      <text:p text:style-name="P381">Polarisation :</text:p>
      <text:list text:style-name="LFO27" text:continue-numbering="true">
        <text:list-item>
          <text:p text:style-name="P382">Cours Clément Sayrin</text:p>
        </text:list-item>
        <text:list-item>
          <text:p text:style-name="P383">Physique tout en un PCSI, Dunot (mise en évidence du caractère vectoriel de la lumière).</text:p>
        </text:list-item>
        <text:list-item>
          <text:p text:style-name="P384"><text:span text:style-name="T385">JP. Faroux et J. Renault, Optique 1</text:span><text:span text:style-name="T386">er</text:span><text:span text:style-name="T387"><text:s/>et 2</text:span><text:span text:style-name="T388">e</text:span><text:span text:style-name="T389"><text:s/>année MP-PC, Dunod<text:s/></text:span></text:p>
        </text:list-item>
        <text:list-item>
          <text:p text:style-name="P390">Eugène Hecht, Optique</text:p>
        </text:list-item>
      </text:list>
      <text:p text:style-name="Standard"><text:span text:style-name="T391">Man</text:span><text:span text:style-name="T392">ip possible :</text:span><text:span text:style-name="T393"><text:s/>TP Pola I, 1)a) ou Dunod PCSI (2016) p 143 : caractère vectoriel de la lumière<text:s/></text:span></text:p>
      <text:p text:style-name="P394"/>
      <text:p text:style-name="P395">Milieux biréfringents :</text:p>
      <text:list text:style-name="LFO28" text:continue-numbering="true">
        <text:list-item>
          <text:p text:style-name="P396">Cours Clément Sayrin</text:p>
        </text:list-item>
        <text:list-item>
          <text:p text:style-name="P397">Renaud Carpentier, Jean-René Champeau, Ivan Lorgeré, Ondes lumineuses</text:p>
        </text:list-item>
      </text:list>
      <text:p text:style-name="P398">Manip possible : TP Polarisation II, 1)<text:s/></text:p>
      <text:p text:style-name="P399"/>
      <text:p text:style-name="P400">Microscopie optique :<text:s/></text:p>
      <text:list text:style-name="LFO29" text:continue-numbering="true">
        <text:list-item>
          <text:p text:style-name="P401">cf Hugo Roussille</text:p>
        </text:list-item>
      </text:list>
      <text:p text:style-name="P402">Présentation de l’optique géométrique à l’aide du principe de Fermat :<text:s/></text:p>
      <text:list text:style-name="LFO30" text:continue-numbering="true">
        <text:list-item>
          <text:p text:style-name="P403">Optique Hecht</text:p>
        </text:list-item>
        <text:list-item>
          <text:p text:style-name="P404">BFR, optique et physique ondulatoire</text:p>
        </text:list-item>
        <text:list-item>
          <text:p text:style-name="P405">Champeau, Carpentier, Lorgeré, ondes lumineuse, de boeck</text:p>
        </text:list-item>
        <text:list-item>
          <text:p text:style-name="P406"/>
        </text:list-item>
      </text:list>
      <text:p text:style-name="P407">Modèle scalaire des ondes<text:s/>lumineuses :<text:s/></text:p>
      <text:list text:style-name="LFO27" text:continue-numbering="true">
        <text:list-item>
          <text:p text:style-name="P408"><text:span text:style-name="T409">Cours Clément Sayrin</text:span></text:p>
        </text:list-item>
        <text:list-item>
          <text:p text:style-name="P410"><text:span text:style-name="T411">Physique tout en un PC-PC*, Dunot</text:span></text:p>
        </text:list-item>
        <text:list-item>
          <text:p text:style-name="P412">Eugène Hecht, Optique</text:p>
        </text:list-item>
      </text:list>
      <text:p text:style-name="P413"/>
      <text:p text:style-name="P414"/>
      <text:p text:style-name="P415">Interférométrie :</text:p>
      <text:list text:style-name="LFO27" text:continue-numbering="true">
        <text:list-item>
          <text:p text:style-name="P416"><text:span text:style-name="T417">Cours Clément Sayrin</text:span></text:p>
        </text:list-item>
        <text:list-item>
          <text:p text:style-name="P418"><text:span text:style-name="T419">Physique tout en un , PC-PC*, <text:s/>Dunot</text:span></text:p>
        </text:list-item>
        <text:list-item>
          <text:p text:style-name="P420"><text:span text:style-name="T421">Sextant (Michelson)</text:span></text:p>
        </text:list-item>
        <text:list-item>
          <text:p text:style-name="P422">Eugène Hecht, Optique</text:p>
        </text:list-item>
        <text:list-item>
          <text:p text:style-name="P423"/>
        </text:list-item>
      </text:list>
      <text:p text:style-name="Standard"><text:span text:style-name="T424">Script python : Fentes d’Young<text:s/></text:span><text:a xlink:href="https://github.com/remimetzdorff/agregation/blob/master/Python/Programmes%20Pierre/FentesYoung.py" office:target-frame-name="_top" xlink:show="replace"><text:span text:style-name="T425">[lien]</text:span></text:a><text:span text:style-name="T426"><text:s/>et interférence élémentaire [</text:span><text:a xlink:href="https://github.com/remimetzdorff/agregation/blob/master/Python/Programmes%20Pierre/InterferenceElementaire.py" office:target-frame-name="_top" xlink:show="replace"><text:span text:style-name="T427">lien</text:span></text:a><text:span text:style-name="T428">]</text:span></text:p>
      <text:p text:style-name="P429"/>
      <text:p text:style-name="P430">Diffraction de Fraunhofer :</text:p>
      <text:list text:style-name="LFO27" text:continue-numbering="true">
        <text:list-item>
          <text:p text:style-name="P431"><text:span text:style-name="T432">Cours Clément Sayrin</text:span></text:p>
        </text:list-item>
        <text:list-item>
          <text:p text:style-name="P433"><text:span text:style-name="T434">Physique tout en un PC-PC*, Dunot</text:span></text:p>
        </text:list-item>
        <text:list-item>
          <text:p text:style-name="P435">Eugène Hecht, Optique</text:p>
        </text:list-item>
        <text:list-item>
          <text:p text:style-name="P436"/>
        </text:list-item>
      </text:list>
      <text:p text:style-name="P437"/>
      <text:p text:style-name="P438">Diffraction par des structures périodiques :</text:p>
      <text:list text:style-name="LFO27" text:continue-numbering="true">
        <text:list-item>
          <text:p text:style-name="P439"><text:span text:style-name="T440">Cours Clément Sayrin</text:span></text:p>
        </text:list-item>
        <text:list-item>
          <text:p text:style-name="P441"><text:span text:style-name="T442">Physique tout en un PC-PC*, <text:s/>Dunot</text:span></text:p>
        </text:list-item>
      </text:list>
      <text:p text:style-name="P443"/>
      <text:p text:style-name="Standard"><text:span text:style-name="T444">Script python :<text:s/></text:span><text:span text:style-name="T445">diffraction à N fentes[</text:span><text:a xlink:href="https://github.com/remimetzdorff/agregation/blob/master/Python/Programmes%20Pierre/DiffractionNFentes.py" office:target-frame-name="_top" xlink:show="replace"><text:span text:style-name="T446">lien</text:span></text:a><text:span text:style-name="T447">]</text:span></text:p>
      <text:p text:style-name="P448"/>
      <text:p text:style-name="P449">Thermo:</text:p>
      <text:list text:style-name="LFO31" text:continue-numbering="true">
        <text:list-item>
          <text:p text:style-name="P450"><text:span text:style-name="T451">Cours du Puzo [</text:span><text:a xlink:href="https://users.lal.in2p3.fr/puzo/thermo/cours_thermo.pdf" office:target-frame-name="_top" xlink:show="replace"><text:span text:style-name="T452">lien</text:span></text:a><text:span text:style-name="T453">]</text:span></text:p>
        </text:list-item>
      </text:list>
      <text:p text:style-name="P454"/>
      <text:p text:style-name="P455">Sys thermo à l’équilibre :<text:s/></text:p>
      <text:list text:style-name="LFO32" text:continue-numbering="true">
        <text:list-item>
          <text:p text:style-name="P456">Physique tout en un PCSI, Dunod<text:s/></text:p>
        </text:list-item>
        <text:list-item>
          <text:p text:style-name="P457">Thermodynamique, Diu</text:p>
        </text:list-item>
      </text:list>
      <text:p text:style-name="P458"/>
      <text:p text:style-name="P459"/>
      <text:p text:style-name="Standard"><text:span text:style-name="T460">Energie échangée au cours d’une transformation/ Évolution et condition d'équilibre d'un systèm</text:span><text:span text:style-name="T461">e thermodynamique fermé.</text:span><text:span text:style-name="T462"> :<text:s/></text:span></text:p>
      <text:list text:style-name="LFO32" text:continue-numbering="true">
        <text:list-item>
          <text:p text:style-name="P463">Physique tout en un PCSI, Dunod<text:s/></text:p>
        </text:list-item>
        <text:list-item>
          <text:p text:style-name="P464">Physique statistique, Diu</text:p>
        </text:list-item>
        <text:list-item>
          <text:p text:style-name="P465">Thermodynamique, Diu</text:p>
        </text:list-item>
      </text:list>
      <text:p text:style-name="P466"/>
      <text:p text:style-name="P467">Premier et deuxième principe :<text:s/></text:p>
      <text:list text:style-name="LFO32" text:continue-numbering="true">
        <text:list-item>
          <text:p text:style-name="P468">Physique tout en un PCSI, Dunod<text:s/></text:p>
        </text:list-item>
        <text:list-item>
          <text:p text:style-name="P469">Thermodynamique, Diu</text:p>
        </text:list-item>
      </text:list>
      <text:p text:style-name="P470">Gaz parfait et gaz réels :<text:s/></text:p>
      <text:list text:style-name="LFO33" text:continue-numbering="true">
        <text:list-item>
          <text:p text:style-name="P471">Physique statistique , Diu</text:p>
        </text:list-item>
        <text:list-item>
          <text:p text:style-name="P472">Thermodynamique, Diu</text:p>
        </text:list-item>
        <text:list-item>
          <text:p text:style-name="P473">Physique statistique - Christophe Texier, Guillaume Roux.</text:p>
        </text:list-item>
      </text:list>
      <text:p text:style-name="Standard"><text:span text:style-name="T474">Script python : diagramme PV d’un gaz de VDW [</text:span><text:a xlink:href="https://github.com/remimetzdorff/agregation/blob/master/Python/Programmes%20Pierre/VanDerWaals.py" office:target-frame-name="_top" xlink:show="replace"><text:span text:style-name="T475">lien</text:span></text:a><text:span text:style-name="T476">]</text:span></text:p>
      <text:p text:style-name="P477"/>
      <text:p text:style-name="P478">Machine thermique :<text:s/></text:p>
      <text:list text:style-name="LFO32" text:continue-numbering="true">
        <text:list-item>
          <text:p text:style-name="P479">Physique tout en un PCSI, Dunod<text:s/></text:p>
        </text:list-item>
        <text:list-item>
          <text:p text:style-name="P480">Thermodynamique, Diu</text:p>
        </text:list-item>
      </text:list>
      <text:p text:style-name="P481"/>
      <text:p text:style-name="P482">Sys ouvert en régime stationnaire :<text:s/></text:p>
      <text:list text:style-name="LFO32" text:continue-numbering="true">
        <text:list-item>
          <text:p text:style-name="P483">Physique tout en un<text:s/>PC-PC*, Dunod<text:s/></text:p>
        </text:list-item>
      </text:list>
      <text:p text:style-name="P484"/>
      <text:p text:style-name="P485">Diff de part et de chaleur :<text:s/></text:p>
      <text:list text:style-name="LFO32" text:continue-numbering="true">
        <text:list-item>
          <text:p text:style-name="P486">Physique tout en un PC-PC*, Dunod<text:s/></text:p>
        </text:list-item>
        <text:list-item>
          <text:p text:style-name="P487">Thermodynamique, Diu</text:p>
        </text:list-item>
      </text:list>
      <text:p text:style-name="P488"/>
      <text:p text:style-name="Standard"><text:span text:style-name="T489">Script python : Diffusion Particules<text:s/></text:span><text:a xlink:href="https://github.com/remimetzdorff/agregation/blob/master/Python/Programmes%20Pierre/DiffusionParticules.py" office:target-frame-name="_top" xlink:show="replace"><text:span text:style-name="Lienhypertexte">[lien]</text:span></text:a></text:p>
      <text:p text:style-name="P490"/>
      <text:p text:style-name="P491">Transition de phase :</text:p>
      <text:list text:style-name="LFO34" text:continue-numbering="true">
        <text:list-item>
          <text:p text:style-name="P492">Thermodynamique, Diu</text:p>
        </text:list-item>
      </text:list>
      <text:p text:style-name="P493"/>
      <text:p text:style-name="P494">Phys stat :</text:p>
      <text:list text:style-name="LFO33" text:continue-numbering="true">
        <text:list-item>
          <text:p text:style-name="P495">Physique statistique , Diu</text:p>
        </text:list-item>
        <text:list-item>
          <text:p text:style-name="P496">Physique statistique, Texier et Roux</text:p>
        </text:list-item>
      </text:list>
      <text:p text:style-name="P497"/>
      <text:p text:style-name="P498">Facteur de Boltzmann:<text:s/></text:p>
      <text:list text:style-name="LFO33" text:continue-numbering="true">
        <text:list-item>
          <text:p text:style-name="P499">Physique tout en un MP-MP*, Dunod<text:s/></text:p>
        </text:list-item>
      </text:list>
      <text:p text:style-name="P500"/>
      <text:p text:style-name="P501">Systhème isolé à l’équilibre (micro canonique) :</text:p>
      <text:list text:style-name="LFO33" text:continue-numbering="true">
        <text:list-item>
          <text:p text:style-name="P502">Physique statistique , Diu</text:p>
        </text:list-item>
        <text:list-item>
          <text:p text:style-name="P503">Physique statistique - Christophe Texier, Guillaume Roux.</text:p>
        </text:list-item>
      </text:list>
      <text:p text:style-name="P504"/>
      <text:p text:style-name="P505">Système en équilibre avec thermostat (canonique) :<text:s/></text:p>
      <text:list text:style-name="LFO33" text:continue-numbering="true">
        <text:list-item>
          <text:p text:style-name="P506">Physique statistique , Diu</text:p>
        </text:list-item>
      </text:list>
      <text:p text:style-name="P507"/>
      <text:p text:style-name="P508"/>
      <text:p text:style-name="P509">Système en équilibre avec réservoir de particule (grand canonique) :<text:s/></text:p>
      <text:list text:style-name="LFO33" text:continue-numbering="true">
        <text:list-item>
          <text:p text:style-name="P510">Physique statistique , Diu</text:p>
        </text:list-item>
        <text:list-item>
          <text:p text:style-name="P511">Physique statistique - Christophe Texier, Guillaume Roux.</text:p>
        </text:list-item>
      </text:list>
      <text:p text:style-name="P512"/>
      <text:p text:style-name="P513">Gaz parfait quantiques :<text:s/></text:p>
      <text:list text:style-name="LFO33" text:continue-numbering="true">
        <text:list-item>
          <text:p text:style-name="P514">Physique statistique , Diu</text:p>
        </text:list-item>
        <text:list-item>
          <text:p text:style-name="P515">Physique statistique - Christophe Texier, Guillaume Roux.</text:p>
        </text:list-item>
      </text:list>
      <text:p text:style-name="P516"/>
      <text:p text:style-name="P517">Rayonnement thermique (corps noir) / flux conductifs, convectifs et radiatifs. :<text:s/></text:p>
      <text:list text:style-name="LFO35" text:continue-numbering="true">
        <text:list-item>
          <text:p text:style-name="P518"><text:span text:style-name="T519">Phy</text:span><text:span text:style-name="T520">sique tout en un PC-PC*, Dunod<text:s/></text:span></text:p>
        </text:list-item>
      </text:list>
      <text:p text:style-name="Standard"><text:span text:style-name="T521">Script python : Loi de Planck [</text:span><text:a xlink:href="https://github.com/remimetzdorff/agregation/blob/master/Python/Programmes%20Pierre/LoiDePlanck.py" office:target-frame-name="_top" xlink:show="replace"><text:span text:style-name="Lienhypertexte">lien</text:span></text:a><text:span text:style-name="T522">]</text:span></text:p>
      <text:p text:style-name="P523"/>
      <text:p text:style-name="P524"/>
      <text:p text:style-name="Standard"><text:span text:style-name="T525">Particule et noyaux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ListLabel1" style:display-name="ListLabel 1" style:family="text">
      <style:text-properties fo:font-size="12pt" style:font-size-asian="12pt" style:font-size-complex="12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fr" style:country-asian="FR" style:language-complex="ar" style:country-complex="SA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 style:font-name-complex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 style:font-name-complex="Wingdings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 style:font-name-complex="Wingdings"/>
    </style:style>
    <style:style style:name="WW_CharLFO31LVL7" style:family="text">
      <style:text-properties style:font-name="Symbol" style:font-name-complex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 style:font-name-complex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style:style style:name="WW_CharLFO37LVL1" style:family="text">
      <style:text-properties style:font-name="Symbol" style:font-name-complex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 style:font-name-complex="Wingdings"/>
    </style:style>
    <style:style style:name="WW_CharLFO37LVL4" style:family="text">
      <style:text-properties style:font-name="Symbol" style:font-name-complex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 style:font-name-complex="Wingdings"/>
    </style:style>
    <style:style style:name="WW_CharLFO37LVL7" style:family="text">
      <style:text-properties style:font-name="Symbol" style:font-name-complex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 style:font-name-complex="Wingdings"/>
    </style: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olo</meta:initial-creator>
    <dc:creator>Eloïse Mestre</dc:creator>
    <meta:creation-date>2020-04-02T14:14:00Z</meta:creation-date>
    <dc:date>2020-04-14T10:10:00Z</dc:date>
    <meta:template xlink:href="Normal" xlink:type="simple"/>
    <meta:editing-cycles>31</meta:editing-cycles>
    <meta:editing-duration>PT88440S</meta:editing-duration>
    <meta:document-statistic meta:page-count="8" meta:paragraph-count="32" meta:word-count="2536" meta:character-count="16454" meta:row-count="116" meta:non-whitespace-character-count="13950"/>
  </office:meta>
</office:document-meta>
</file>